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Tahoma1" svg:font-family="Tahoma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Impact" svg:font-family="Impact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Impact1" svg:font-family="Impact" style:font-family-generic="system" style:font-pitch="variable"/>
    <style:font-face style:name="Merriweather" svg:font-family="Merriweather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278" officeooo:paragraph-rsid="00006278"/>
    </style:style>
    <style:style style:name="P2" style:family="paragraph" style:parent-style-name="Standard">
      <style:text-properties officeooo:paragraph-rsid="00006278"/>
    </style:style>
    <style:style style:name="P3" style:family="paragraph" style:parent-style-name="Standard">
      <style:paragraph-properties fo:text-align="center" style:justify-single-word="false"/>
      <style:text-properties officeooo:paragraph-rsid="00006278"/>
    </style:style>
    <style:style style:name="P4" style:family="paragraph" style:parent-style-name="Standard">
      <style:text-properties style:font-name="Georgia" officeooo:paragraph-rsid="00006278" style:font-name-asian="Georgia1" style:font-name-complex="Georgia1"/>
    </style:style>
    <style:style style:name="P5" style:family="paragraph" style:parent-style-name="Standard">
      <style:paragraph-properties fo:text-align="center" style:justify-single-word="false"/>
      <style:text-properties style:font-name="Georgia" fo:font-size="22pt" officeooo:paragraph-rsid="00006278" style:font-name-asian="Georgia1" style:font-size-asian="22pt" style:font-name-complex="Georgia1" style:font-size-complex="22pt"/>
    </style:style>
    <style:style style:name="P6" style:family="paragraph" style:parent-style-name="Standard">
      <style:text-properties officeooo:rsid="0001b825" officeooo:paragraph-rsid="0001b825"/>
    </style:style>
    <style:style style:name="P7" style:family="paragraph" style:parent-style-name="Standard">
      <style:text-properties officeooo:rsid="0005787a" officeooo:paragraph-rsid="000bfbe1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6pt" fo:font-weight="bold" officeooo:paragraph-rsid="00006278" style:font-name-asian="Merriweather" style:font-size-asian="16pt" style:font-weight-asian="bold" style:font-name-complex="Merriweather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6pt" fo:font-weight="bold" officeooo:paragraph-rsid="00162ea3" style:font-name-asian="Merriweather" style:font-size-asian="16pt" style:font-weight-asian="bold" style:font-name-complex="Merriweather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62ea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8032c" officeooo:paragraph-rsid="0018032c" style:font-name-asian="Times New Roman1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162ea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1" fo:font-size="11pt" fo:font-weight="bold" officeooo:rsid="0018032c" officeooo:paragraph-rsid="0018032c" style:font-name-asian="Times New Roman1" style:font-size-asian="11pt" style:font-weight-asian="bold" style:font-name-complex="Times New Roman1" style:font-size-complex="11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62ea3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officeooo:paragraph-rsid="00162ea3" style:font-name-asian="Calibri2" style:font-size-asian="12pt" style:font-name-complex="Calibri2" style:font-size-complex="12pt" style:font-weight-complex="bold"/>
    </style:style>
    <style:style style:name="P16" style:family="paragraph" style:parent-style-name="No_20_Spacing">
      <style:text-properties style:font-name="Times New Roman" fo:font-size="12pt" fo:font-weight="bold" officeooo:paragraph-rsid="00162ea3" style:font-size-asian="12pt" style:font-weight-asian="bold" style:font-size-complex="12pt"/>
    </style:style>
    <style:style style:name="P17" style:family="paragraph" style:parent-style-name="No_20_Spacing">
      <style:text-properties style:font-name="Times New Roman" fo:font-size="12pt" fo:font-weight="bold" officeooo:paragraph-rsid="00162ea3" style:font-size-asian="12pt" style:font-weight-asian="bold" style:font-size-complex="12pt" style:font-weight-complex="bold"/>
    </style:style>
    <style:style style:name="P18" style:family="paragraph" style:parent-style-name="No_20_Spacing">
      <style:text-properties style:font-name="Times New Roman" fo:font-size="12pt" officeooo:paragraph-rsid="00162ea3" style:font-size-asian="12pt" style:font-size-complex="12pt"/>
    </style:style>
    <style:style style:name="P19" style:family="paragraph" style:parent-style-name="No_20_Spacing">
      <style:text-properties style:font-name="Times New Roman" fo:font-size="12pt" style:text-underline-style="solid" style:text-underline-width="auto" style:text-underline-color="font-color" officeooo:paragraph-rsid="00162ea3" style:font-size-asian="12pt" style:font-size-complex="12pt"/>
    </style:style>
    <style:style style:name="P20" style:family="paragraph" style:parent-style-name="No_20_Spacing">
      <style:paragraph-properties fo:text-align="start" style:justify-single-word="false"/>
      <style:text-properties style:font-name="Times New Roman" fo:font-size="12pt" style:text-underline-style="none" fo:font-weight="normal" officeooo:rsid="00204edb" officeooo:paragraph-rsid="0023c0c5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No_20_Spacing">
      <style:text-properties style:font-name="Times New Roman" fo:font-size="12pt" style:text-underline-style="none" fo:font-weight="normal" officeooo:rsid="00224559" officeooo:paragraph-rsid="00271dfe" style:font-name-asian="Times New Roman1" style:font-size-asian="12pt" style:font-weight-asian="normal" style:font-name-complex="Times New Roman1" style:font-size-complex="12pt" style:font-weight-complex="normal"/>
    </style:style>
    <style:style style:name="P22" style:family="paragraph" style:parent-style-name="No_20_Spacing">
      <style:text-properties style:font-name="Times New Roman" fo:font-size="12pt" style:text-underline-style="none" fo:font-weight="normal" officeooo:paragraph-rsid="001b3d48" style:font-size-asian="12pt" style:font-weight-asian="normal" style:font-size-complex="12pt" style:font-weight-complex="normal"/>
    </style:style>
    <style:style style:name="P23" style:family="paragraph" style:parent-style-name="No_20_Spacing">
      <style:text-properties style:font-name="Times New Roman" fo:font-size="12pt" officeooo:paragraph-rsid="00271dfe" style:font-name-asian="Times New Roman1" style:font-size-asian="12pt" style:font-name-complex="Times New Roman1" style:font-size-complex="12pt"/>
    </style:style>
    <style:style style:name="P24" style:family="paragraph" style:parent-style-name="No_20_Spacing">
      <style:paragraph-properties fo:text-align="start" style:justify-single-word="false"/>
      <style:text-properties style:font-name="Times New Roman" fo:font-size="12pt" officeooo:paragraph-rsid="00224559" style:font-name-asian="Times New Roman1" style:font-size-asian="12pt" style:font-name-complex="Times New Roman1" style:font-size-complex="12pt"/>
    </style:style>
    <style:style style:name="P25" style:family="paragraph" style:parent-style-name="No_20_Spacing">
      <style:text-properties style:font-name="Times New Roman" fo:font-size="14pt" style:text-underline-style="solid" style:text-underline-width="auto" style:text-underline-color="font-color" fo:font-weight="bold" officeooo:rsid="00204edb" officeooo:paragraph-rsid="00271dfe" style:font-name-asian="Times New Roman1" style:font-size-asian="14pt" style:font-weight-asian="bold" style:font-name-complex="Times New Roman1" style:font-size-complex="14pt" style:font-weight-complex="bold"/>
    </style:style>
    <style:style style:name="P26" style:family="paragraph" style:parent-style-name="No_20_Spacing">
      <style:text-properties style:font-name="Times New Roman" fo:font-size="14pt" style:text-underline-style="solid" style:text-underline-width="auto" style:text-underline-color="font-color" fo:font-weight="bold" officeooo:rsid="00204edb" officeooo:paragraph-rsid="002bc41f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No_20_Spacing">
      <style:text-properties style:font-name="Times New Roman" fo:font-size="14pt" style:text-underline-style="solid" style:text-underline-width="auto" style:text-underline-color="font-color" fo:font-weight="bold" officeooo:rsid="0023c0c5" officeooo:paragraph-rsid="0023c0c5" style:font-name-asian="Times New Roman1" style:font-size-asian="14pt" style:font-weight-asian="bold" style:font-name-complex="Times New Roman1" style:font-size-complex="14pt" style:font-weight-complex="bold"/>
    </style:style>
    <style:style style:name="P28" style:family="paragraph" style:parent-style-name="No_20_Spacing">
      <style:text-properties style:font-name="Times New Roman" fo:font-size="14pt" style:text-underline-style="solid" style:text-underline-width="auto" style:text-underline-color="font-color" fo:font-weight="bold" officeooo:rsid="0023c0c5" officeooo:paragraph-rsid="00162ea3" style:font-name-asian="Times New Roman1" style:font-size-asian="14pt" style:font-weight-asian="bold" style:font-name-complex="Times New Roman1" style:font-size-complex="14pt" style:font-weight-complex="bold"/>
    </style:style>
    <style:style style:name="P29" style:family="paragraph" style:parent-style-name="No_20_Spacing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3ae9c8" officeooo:paragraph-rsid="003ae9c8" style:font-name-asian="Times New Roman1" style:font-size-asian="14pt" style:font-weight-asian="bold" style:font-name-complex="Times New Roman1" style:font-size-complex="14pt" style:font-weight-complex="bold"/>
    </style:style>
    <style:style style:name="P30" style:family="paragraph" style:parent-style-name="No_20_Spacing">
      <style:text-properties style:font-name="Calibri1" fo:font-size="11pt" fo:font-weight="bold" officeooo:paragraph-rsid="00162ea3" style:font-name-asian="Times New Roman1" style:font-size-asian="11pt" style:font-weight-asian="bold" style:font-name-complex="Times New Roman1" style:font-size-complex="11pt" style:font-weight-complex="bold"/>
    </style:style>
    <style:style style:name="P31" style:family="paragraph" style:parent-style-name="No_20_Spacing">
      <style:paragraph-properties fo:margin-left="1in" fo:margin-right="0in" fo:text-indent="0.5in" style:auto-text-indent="false"/>
      <style:text-properties style:font-name="Times New Roman" fo:font-size="12pt" officeooo:paragraph-rsid="00162ea3" style:font-size-asian="12pt" style:font-size-complex="12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Trebuchet MS" fo:font-size="16pt" fo:font-weight="bold" officeooo:paragraph-rsid="00006278" style:font-name-asian="Merriweather" style:font-size-asian="16pt" style:font-weight-asian="bold" style:font-name-complex="Merriweather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Trebuchet MS" fo:font-size="16pt" fo:font-weight="bold" officeooo:rsid="00351395" officeooo:paragraph-rsid="00351395" style:font-name-asian="Merriweather" style:font-size-asian="16pt" style:font-weight-asian="bold" style:font-name-complex="Merriweather" style:font-size-complex="16pt"/>
    </style:style>
    <style:style style:name="P34" style:family="paragraph" style:parent-style-name="Standard">
      <style:paragraph-properties fo:margin-left="0.5in" fo:margin-right="0in" fo:margin-top="0in" fo:margin-bottom="0in" loext:contextual-spacing="false" fo:line-height="200%" fo:text-indent="-0.5in" style:auto-text-indent="false"/>
      <style:text-properties style:font-name="Times New Roman" fo:font-size="12pt" officeooo:rsid="00006278" officeooo:paragraph-rsid="00351efd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0.5in" fo:margin-right="0in" fo:margin-top="0in" fo:margin-bottom="0in" loext:contextual-spacing="false" fo:line-height="200%" fo:text-indent="-0.5in" style:auto-text-indent="false"/>
      <style:text-properties officeooo:paragraph-rsid="00351efd"/>
    </style:style>
    <style:style style:name="P36" style:family="paragraph" style:parent-style-name="No_20_Spacing" style:list-style-name="WWNum21">
      <style:text-properties style:font-name="Times New Roman" fo:font-size="12pt" fo:font-weight="normal" officeooo:paragraph-rsid="001b3d48" style:font-size-asian="12pt" style:font-weight-asian="normal" style:font-size-complex="12pt" style:font-weight-complex="normal"/>
    </style:style>
    <style:style style:name="P37" style:family="paragraph" style:parent-style-name="No_20_Spacing" style:list-style-name="WWNum22">
      <style:text-properties style:font-name="Times New Roman" fo:font-size="12pt" fo:font-weight="normal" officeooo:rsid="001a845f" officeooo:paragraph-rsid="001b3d48" style:font-size-asian="12pt" style:font-weight-asian="normal" style:font-size-complex="12pt" style:font-weight-complex="normal"/>
    </style:style>
    <style:style style:name="P38" style:family="paragraph" style:parent-style-name="No_20_Spacing" style:list-style-name="WWNum6">
      <style:text-properties style:font-name="Times New Roman" fo:font-size="12pt" officeooo:paragraph-rsid="00162ea3" style:font-size-asian="12pt" style:font-size-complex="12pt"/>
    </style:style>
    <style:style style:name="P39" style:family="paragraph" style:parent-style-name="No_20_Spacing" style:list-style-name="WWNum14">
      <style:text-properties style:font-name="Times New Roman" fo:font-size="12pt" officeooo:paragraph-rsid="00162ea3" style:font-size-asian="12pt" style:font-size-complex="12pt"/>
    </style:style>
    <style:style style:name="P40" style:family="paragraph" style:parent-style-name="No_20_Spacing" style:list-style-name="WWNum5">
      <style:text-properties style:font-name="Times New Roman" fo:font-size="12pt" officeooo:paragraph-rsid="00162ea3" style:font-size-asian="12pt" style:font-size-complex="12pt"/>
    </style:style>
    <style:style style:name="P41" style:family="paragraph" style:parent-style-name="No_20_Spacing" style:list-style-name="WWNum16">
      <style:text-properties style:font-name="Times New Roman" fo:font-size="12pt" officeooo:paragraph-rsid="00162ea3" style:font-size-asian="12pt" style:font-size-complex="12pt"/>
    </style:style>
    <style:style style:name="P42" style:family="paragraph" style:parent-style-name="No_20_Spacing" style:list-style-name="WWNum4">
      <style:text-properties style:font-name="Times New Roman" fo:font-size="12pt" officeooo:paragraph-rsid="00162ea3" style:font-size-asian="12pt" style:font-size-complex="12pt"/>
    </style:style>
    <style:style style:name="P43" style:family="paragraph" style:parent-style-name="No_20_Spacing" style:list-style-name="WWNum1">
      <style:text-properties style:font-name="Times New Roman" fo:font-size="12pt" officeooo:paragraph-rsid="00162ea3" style:font-size-asian="12pt" style:font-size-complex="12pt"/>
    </style:style>
    <style:style style:name="P44" style:family="paragraph" style:parent-style-name="No_20_Spacing" style:list-style-name="WWNum2">
      <style:text-properties style:font-name="Times New Roman" fo:font-size="12pt" officeooo:paragraph-rsid="00162ea3" style:font-size-asian="12pt" style:font-size-complex="12pt"/>
    </style:style>
    <style:style style:name="P45" style:family="paragraph" style:parent-style-name="No_20_Spacing" style:list-style-name="WWNum3">
      <style:text-properties style:font-name="Times New Roman" fo:font-size="12pt" officeooo:paragraph-rsid="00162ea3" style:font-size-asian="12pt" style:font-size-complex="12pt"/>
    </style:style>
    <style:style style:name="P46" style:family="paragraph" style:parent-style-name="No_20_Spacing" style:list-style-name="WWNum15">
      <style:text-properties style:font-name="Times New Roman" fo:font-size="12pt" officeooo:paragraph-rsid="00162ea3" style:font-size-asian="12pt" style:font-size-complex="12pt"/>
    </style:style>
    <style:style style:name="P47" style:family="paragraph" style:parent-style-name="No_20_Spacing" style:list-style-name="WWNum18">
      <style:text-properties style:font-name="Times New Roman" fo:font-size="12pt" officeooo:paragraph-rsid="00162ea3" style:font-size-asian="12pt" style:font-size-complex="12pt"/>
    </style:style>
    <style:style style:name="P48" style:family="paragraph" style:parent-style-name="No_20_Spacing" style:list-style-name="WWNum19">
      <style:text-properties style:font-name="Times New Roman" fo:font-size="12pt" officeooo:paragraph-rsid="00162ea3" style:font-size-asian="12pt" style:font-size-complex="12pt"/>
    </style:style>
    <style:style style:name="P49" style:family="paragraph" style:parent-style-name="No_20_Spacing" style:list-style-name="WWNum17">
      <style:text-properties style:font-name="Times New Roman" fo:font-size="12pt" officeooo:paragraph-rsid="00162ea3" style:font-size-asian="12pt" style:font-size-complex="12pt"/>
    </style:style>
    <style:style style:name="P50" style:family="paragraph" style:parent-style-name="No_20_Spacing" style:list-style-name="WWNum7">
      <style:text-properties style:font-name="Times New Roman" fo:font-size="12pt" officeooo:paragraph-rsid="00162ea3" style:font-size-asian="12pt" style:font-size-complex="12pt"/>
    </style:style>
    <style:style style:name="P51" style:family="paragraph" style:parent-style-name="No_20_Spacing" style:list-style-name="WWNum8">
      <style:text-properties style:font-name="Times New Roman" fo:font-size="12pt" officeooo:paragraph-rsid="00162ea3" style:font-size-asian="12pt" style:font-size-complex="12pt"/>
    </style:style>
    <style:style style:name="P52" style:family="paragraph" style:parent-style-name="No_20_Spacing" style:list-style-name="WWNum9">
      <style:text-properties style:font-name="Times New Roman" fo:font-size="12pt" officeooo:paragraph-rsid="00162ea3" style:font-size-asian="12pt" style:font-size-complex="12pt"/>
    </style:style>
    <style:style style:name="P53" style:family="paragraph" style:parent-style-name="No_20_Spacing" style:list-style-name="WWNum10">
      <style:text-properties style:font-name="Times New Roman" fo:font-size="12pt" officeooo:paragraph-rsid="00162ea3" style:font-size-asian="12pt" style:font-size-complex="12pt"/>
    </style:style>
    <style:style style:name="P54" style:family="paragraph" style:parent-style-name="No_20_Spacing" style:list-style-name="WWNum11">
      <style:text-properties style:font-name="Times New Roman" fo:font-size="12pt" officeooo:paragraph-rsid="00162ea3" style:font-size-asian="12pt" style:font-size-complex="12pt"/>
    </style:style>
    <style:style style:name="P55" style:family="paragraph" style:parent-style-name="No_20_Spacing" style:list-style-name="WWNum12">
      <style:text-properties style:font-name="Times New Roman" fo:font-size="12pt" officeooo:paragraph-rsid="00162ea3" style:font-size-asian="12pt" style:font-size-complex="12pt"/>
    </style:style>
    <style:style style:name="P56" style:family="paragraph" style:parent-style-name="No_20_Spacing" style:list-style-name="WWNum13">
      <style:text-properties style:font-name="Times New Roman" fo:font-size="12pt" officeooo:paragraph-rsid="00162ea3" style:font-size-asian="12pt" style:font-size-complex="12pt"/>
    </style:style>
    <style:style style:name="P57" style:family="paragraph" style:parent-style-name="No_20_Spacing" style:list-style-name="WWNum20">
      <style:text-properties style:font-name="Times New Roman" fo:font-size="12pt" officeooo:paragraph-rsid="00162ea3" style:font-size-asian="12pt" style:font-size-complex="12pt"/>
    </style:style>
    <style:style style:name="P58" style:family="paragraph" style:parent-style-name="No_20_Spacing">
      <style:paragraph-properties fo:text-align="start" style:justify-single-word="false"/>
      <style:text-properties style:font-name="Times New Roman" fo:font-size="12pt" style:text-underline-style="none" fo:font-weight="normal" officeooo:rsid="003ae9c8" officeooo:paragraph-rsid="003ae9c8" style:font-name-asian="Times New Roman1" style:font-size-asian="12pt" style:font-weight-asian="normal" style:font-name-complex="Times New Roman1" style:font-size-complex="12pt" style:font-weight-complex="normal"/>
    </style:style>
    <style:style style:name="P59" style:family="paragraph" style:parent-style-name="No_20_Spacing">
      <style:paragraph-properties fo:text-align="start" style:justify-single-word="false"/>
      <style:text-properties style:font-name="Times New Roman" fo:font-size="12pt" style:text-underline-style="none" fo:font-weight="normal" officeooo:rsid="003ae9c8" officeooo:paragraph-rsid="003d5b41" style:font-name-asian="Times New Roman1" style:font-size-asian="12pt" style:font-weight-asian="normal" style:font-name-complex="Times New Roman1" style:font-size-complex="12pt" style:font-weight-complex="normal"/>
    </style:style>
    <style:style style:name="P60" style:family="paragraph" style:parent-style-name="No_20_Spacing">
      <style:paragraph-properties fo:text-align="start" style:justify-single-word="false"/>
      <style:text-properties style:font-name="Times New Roman" fo:font-size="12pt" style:text-underline-style="none" fo:font-weight="normal" officeooo:rsid="003d5b41" officeooo:paragraph-rsid="003d5b41" style:font-name-asian="Times New Roman1" style:font-size-asian="12pt" style:font-weight-asian="normal" style:font-name-complex="Times New Roman1" style:font-size-complex="12pt" style:font-weight-complex="normal"/>
    </style:style>
    <style:style style:name="P61" style:family="paragraph" style:parent-style-name="No_20_Spacing">
      <style:paragraph-properties fo:text-align="start" style:justify-single-word="false"/>
      <style:text-properties style:font-name="Times New Roman" fo:font-size="12pt" officeooo:paragraph-rsid="003e7d60" style:font-name-asian="Times New Roman1" style:font-size-asian="12pt" style:font-name-complex="Times New Roman1" style:font-size-complex="12pt"/>
    </style:style>
    <style:style style:name="P62" style:family="paragraph" style:parent-style-name="Standard" style:master-page-name="First_20_Page">
      <style:paragraph-properties style:page-number="auto"/>
      <style:text-properties officeooo:paragraph-rsid="00006278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787a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729b7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7806e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86ddb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a348f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bfbe1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ce395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0e4787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0ff911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11715c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29d67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144469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14b01a" style:font-name-asian="Times New Roman1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2faffd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3075cf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312228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324689" style:font-name-asian="Times New Roman1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32dc7e" style:font-name-asian="Times New Roman1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3ae9c8" style:font-name-asian="Times New Roman1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405de7" style:font-name-asian="Times New Roman1" style:font-size-asian="12pt" style:font-name-complex="Times New Roman1" style:font-size-complex="12pt"/>
    </style:style>
    <style:style style:name="T22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T23" style:family="text">
      <style:text-properties style:font-name="Times New Roman" fo:font-size="12pt" style:font-size-asian="12pt" style:font-name-complex="Times New Roman1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name-asian="Times New Roman1" style:font-weight-asian="bold" style:font-name-complex="Times New Roman1" style:font-weight-complex="bold"/>
    </style:style>
    <style:style style:name="T27" style:family="text">
      <style:text-properties style:font-name="Impact" fo:font-size="40pt" style:font-name-asian="Impact1" style:font-size-asian="40pt" style:font-name-complex="Impact1" style:font-size-complex="40pt"/>
    </style:style>
    <style:style style:name="T28" style:family="text">
      <style:text-properties style:font-name="Impact" fo:font-size="40pt" officeooo:rsid="000729b7" style:font-name-asian="Impact1" style:font-size-asian="40pt" style:font-name-complex="Impact1" style:font-size-complex="40pt"/>
    </style:style>
    <style:style style:name="T29" style:family="text">
      <style:text-properties style:font-name="Georgia" fo:font-weight="bold" style:font-name-asian="Georgia1" style:font-weight-asian="bold" style:font-name-complex="Georgia1"/>
    </style:style>
    <style:style style:name="T30" style:family="text">
      <style:text-properties style:font-name="Georgia" fo:font-weight="bold" officeooo:rsid="0017518e" style:font-name-asian="Georgia1" style:font-weight-asian="bold" style:font-name-complex="Georgia1"/>
    </style:style>
    <style:style style:name="T31" style:family="text">
      <style:text-properties style:font-name="Georgia" style:font-name-asian="Georgia1" style:font-name-complex="Georgia1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34" style:family="text">
      <style:text-properties fo:color="#000000" style:font-name-asian="Calibri2" style:font-name-complex="Calibri2" style:font-weight-complex="bold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none" fo:font-weight="normal" officeooo:rsid="00204edb" style:font-weight-asian="normal" style:font-weight-complex="normal"/>
    </style:style>
    <style:style style:name="T37" style:family="text">
      <style:text-properties style:text-underline-style="none" fo:font-weight="normal" officeooo:rsid="00224559" style:font-weight-asian="normal" style:font-weight-complex="normal"/>
    </style:style>
    <style:style style:name="T38" style:family="text">
      <style:text-properties style:text-underline-style="none" fo:font-weight="normal" officeooo:rsid="0026048f" style:font-weight-asian="normal" style:font-weight-complex="normal"/>
    </style:style>
    <style:style style:name="T39" style:family="text">
      <style:text-properties style:text-underline-style="none" fo:font-weight="normal" officeooo:rsid="003e7d60" style:font-weight-asian="normal" style:font-weight-complex="normal"/>
    </style:style>
    <style:style style:name="T40" style:family="text">
      <style:text-properties style:text-underline-style="none" fo:font-weight="normal" officeooo:rsid="004051a1" style:font-weight-asian="normal" style:font-weight-complex="normal"/>
    </style:style>
    <style:style style:name="T41" style:family="text">
      <style:text-properties officeooo:rsid="0023c0c5"/>
    </style:style>
    <style:style style:name="T42" style:family="text">
      <style:text-properties officeooo:rsid="002bc41f"/>
    </style:style>
    <style:style style:name="T43" style:family="text">
      <style:text-properties fo:font-style="italic" style:font-style-asian="italic"/>
    </style:style>
    <style:style style:name="T44" style:family="text">
      <style:text-properties officeooo:rsid="003ae9c8"/>
    </style:style>
    <style:style style:name="T45" style:family="text">
      <style:text-properties officeooo:rsid="003d5b41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fo:padding="0.0193in" fo:border="0.06pt solid #000000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1"><text:span text:style-name="T27">Raspberry Pi </text:span><text:span text:style-name="T28">3</text:span><text:span text:style-name="T27"> Robot</text:span></text:p>
      <text:p text:style-name="P5">Jimmy Va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9"><text:s/></text:span><text:span text:style-name="T30">Electronic Projects</text:span></text:p>
      <text:p text:style-name="P3"><text:span text:style-name="T29">8/8/2016</text:span><text:span text:style-name="T31"> </text:span></text:p>
      <text:p text:style-name="P4"/>
      <text:p text:style-name="P32">Abstract</text:p>
      <text:p text:style-name="P6"><text:span text:style-name="T11">This is a report containing information about a project that I attempt</text:span><text:span text:style-name="T13">ted</text:span><text:span text:style-name="T11"> to do for my "Electronic Projects" class. </text:span><text:span text:style-name="T1">In this </text:span><text:span text:style-name="T10">project</text:span><text:span text:style-name="T1">, I </text:span><text:span text:style-name="T12">decided to </text:span><text:span text:style-name="T1">create an autonomous robot that is able to follow a set of given instructions using a camera. </text:span><text:span text:style-name="T8">With</text:span><text:span text:style-name="T2"> a budget of approximatly $241.15, I design</text:span><text:span text:style-name="T9">ed</text:span><text:span text:style-name="T2"> and buil</text:span><text:span text:style-name="T9">t</text:span><text:span text:style-name="T2"> the robot from scratch. I decided to use a Raspberry Pi </text:span><text:span text:style-name="T3">3</text:span><text:span text:style-name="T2">. Currently, the robot is able to track faces and follow a line. At the time that this report is completed, the Raspberrry Pi </text:span><text:span text:style-name="T3">3</text:span><text:span text:style-name="T2"> Robot will only be able to do those two tasks. But hopefully in the future I will be able to update this </text:span><text:span text:style-name="T9">entire </text:span><text:span text:style-name="T2">report and finish </text:span><text:span text:style-name="T9">programming the robot</text:span><text:span text:style-name="T2">.</text:span></text:p>
      <text:p text:style-name="P2"/>
      <text:p text:style-name="P8">Methods</text:p>
      <text:p text:style-name="P7"><text:span text:style-name="T14">To start, I planned the most of the project using Microsoft Word, Excel, and PowerPoint. All of the details will be displayed in the Results section.</text:span><text:span text:style-name="T12"> Most of the parts came from online websites. After the parts arrived,</text:span><text:span text:style-name="T1"> </text:span><text:span text:style-name="T3">I had to setup the Raspberry Pi 3 </text:span><text:span text:style-name="T4">using the official guides and documentations released by: </text:span><text:a xlink:type="simple" xlink:href="https://www.raspberrypi.org/" text:style-name="Internet_20_link" text:visited-style-name="Visited_20_Internet_20_Link"><text:span text:style-name="T4">https://www.raspberrypi.org/</text:span></text:a><text:span text:style-name="T4">. To access the Raspberry Pi 3, I used a monitor with HDMI IN. After gaining access, I turned on </text:span><text:span text:style-name="T5">the options </text:span><text:span text:style-name="T4">VNC and the Raspberry Pi Camera module. VNC also had to be installed on a PC or Laptop. </text:span><text:span text:style-name="T6">VNC allows easy remote access from a PC to a Raspberry Pi.</text:span><text:span text:style-name="T3"> </text:span><text:span text:style-name="T4">After setting up the Raspberry Pi 3. </text:span><text:span text:style-name="T1">I had to teach myself a new programming language called Python3. </text:span><text:span text:style-name="T6">The site I mainly used is:</text:span><text:span text:style-name="T1"> </text:span><text:a xlink:type="simple" xlink:href="https://www.learnpython.org/en/" text:style-name="Internet_20_link" text:visited-style-name="Visited_20_Internet_20_Link"><text:span text:style-name="T6">https://www.learnpython.org/en/</text:span></text:a><text:span text:style-name="T1">. After </text:span><text:span text:style-name="T6">I learned the basics,</text:span><text:span text:style-name="T1"> I programmed on the Raspberry Pi using a software called Ninja-IDE. </text:span><text:span text:style-name="T6">Any problems or bugs I came across was researched and fixed quickly. </text:span><text:span text:style-name="T7">I mainly used the PiGPIO module for Python3 to gain control of the Raspberry Pi 3: </text:span><text:a xlink:type="simple" xlink:href="http://abyz.co.uk/rpi/pigpio/index.html" text:style-name="Internet_20_link" text:visited-style-name="Visited_20_Internet_20_Link"><text:span text:style-name="T7">http://abyz.co.uk/rpi/pigpio/index.html</text:span></text:a><text:span text:style-name="T7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Results</text:p>
      <text:p text:style-name="P10">Project Details/Description</text:p>
      <text:p text:style-name="P12"/>
      <text:p text:style-name="P18"><text:span text:style-name="T24">Project Subject:</text:span> <text:tab/><text:tab/>Building an Autonomous Robot</text:p>
      <text:p text:style-name="P18"><text:span text:style-name="T24">Author(s):</text:span><text:tab/><text:tab/><text:tab/>Jimmy Vang</text:p>
      <text:p text:style-name="P18"/>
      <text:p text:style-name="P18"><text:span text:style-name="T24">Main Objective:</text:span> <text:tab/><text:tab/>Build an autonomous robot that is able to follow a set of given instructions using a camera.</text:p>
      <text:p text:style-name="P16"/>
      <text:p text:style-name="P18"><text:span text:style-name="T24">(Optional) Other Objectives:</text:span><text:tab/>Program machine learning to the robot.</text:p>
      <text:p text:style-name="P18"><text:tab/><text:tab/><text:tab/><text:tab/><text:tab/>Program the robot to be able to explore and wander.</text:p>
      <text:p text:style-name="P18"><text:tab/><text:tab/><text:tab/><text:tab/><text:tab/>Program the bot to do voice recognition.</text:p>
      <text:p text:style-name="P31"><text:bookmark text:name="_GoBack"/></text:p>
      <text:p text:style-name="P14"><text:span text:style-name="T25">Estimated Cost (Budget):</text:span> <text:tab/><text:span text:style-name="T34">$241.15</text:span></text:p>
      <text:p text:style-name="P15"/>
      <text:p text:style-name="P17">Responsibilities: </text:p>
      <text:p text:style-name="P18"><text:tab/>Jimmy Vang – All objectives.</text:p>
      <text:p text:style-name="P18"/>
      <text:p text:style-name="P17">Plan/Timeline:</text:p>
      <text:p text:style-name="P17"/>
      <text:p text:style-name="P22">Key:</text:p>
      <text:list xml:id="list929782760123378698" text:style-name="WWNum21">
        <text:list-item>
          <text:p text:style-name="P36">- Finished</text:p>
        </text:list-item>
      </text:list>
      <text:list xml:id="list3842789876360695268" text:style-name="WWNum22">
        <text:list-item>
          <text:p text:style-name="P37">- Not Finished</text:p>
        </text:list-item>
      </text:list>
      <text:p text:style-name="P18"><text:bookmark-start text:name="__DdeLink__225_1456682310"/><text:span text:style-name="T35">Objective 1: Research and Buy</text:span><text:bookmark-end text:name="__DdeLink__225_1456682310"/><text:span text:style-name="T35">.</text:span></text:p>
      <text:list xml:id="list1864404903881656737" text:style-name="WWNum6">
        <text:list-item>
          <text:p text:style-name="P38">- Research</text:p>
        </text:list-item>
      </text:list>
      <text:list xml:id="list9204570155471626883" text:style-name="WWNum14">
        <text:list-item>
          <text:p text:style-name="P39">- Buy Robot Parts.</text:p>
        </text:list-item>
      </text:list>
      <text:p text:style-name="P19">Objective 2: Design/Build Robot.</text:p>
      <text:list xml:id="list5666337154976937452" text:style-name="WWNum5">
        <text:list-item>
          <text:p text:style-name="P40">- Design robot.</text:p>
        </text:list-item>
      </text:list>
      <text:list xml:id="list7539131120258879808" text:style-name="WWNum16">
        <text:list-item>
          <text:p text:style-name="P41">- Build robot.</text:p>
        </text:list-item>
      </text:list>
      <text:p text:style-name="P19">Objective 3: Learn and Study Python Coding + Program Autonomous Robot.</text:p>
      <text:list xml:id="list7571869166287977423" text:style-name="WWNum4">
        <text:list-item>
          <text:p text:style-name="P42">- Learn the Python language.</text:p>
        </text:list-item>
      </text:list>
      <text:list xml:id="list1784828501797117657" text:style-name="WWNum1">
        <text:list-item>
          <text:p text:style-name="P43">- Setup computer vision system for camera.</text:p>
        </text:list-item>
      </text:list>
      <text:list xml:id="list8140952160782126559" text:style-name="WWNum2">
        <text:list-item>
          <text:p text:style-name="P44">- Setup servos for camera.</text:p>
        </text:list-item>
      </text:list>
      <text:list xml:id="list8798731549681940749" text:style-name="WWNum3">
        <text:list-item>
          <text:p text:style-name="P45">- Program simple line follower.</text:p>
        </text:list-item>
      </text:list>
      <text:list xml:id="list577627255262632692" text:style-name="WWNum15">
        <text:list-item>
          <text:p text:style-name="P46">- Program face recognition.</text:p>
        </text:list-item>
      </text:list>
      <text:list xml:id="list4600286839115476374" text:style-name="WWNum18">
        <text:list-item>
          <text:p text:style-name="P47">- Program robot to track objects.</text:p>
        </text:list-item>
      </text:list>
      <text:list xml:id="list5237304051597088235" text:style-name="WWNum19">
        <text:list-item>
          <text:p text:style-name="P48">-<text:bookmark-start text:name="__DdeLink__682_1266999230"/> Program simple obstacle avoidance. <text:span text:style-name="T25">(ON HIATUS)</text:span></text:p>
        </text:list-item>
      </text:list>
      <text:list xml:id="list8911589023397348244" text:style-name="WWNum17">
        <text:list-item>
          <text:p text:style-name="P49"><text:span text:style-name="T32">- Program robot to follow a person.</text:span><text:span text:style-name="T25"> (ON HIATUS)</text:span></text:p>
        </text:list-item>
      </text:list>
      <text:list xml:id="list5018554552266283581" text:style-name="WWNum7">
        <text:list-item>
          <text:p text:style-name="P50">- Program robot to see surroundings and avoid them. <text:bookmark-end text:name="__DdeLink__682_1266999230"/><text:span text:style-name="T25">(ON HIATUS)</text:span></text:p>
        </text:list-item>
      </text:list>
      <text:p text:style-name="P19">Objective 5: Test and Calibrate Robot.</text:p>
      <text:list xml:id="list7503273724911505414" text:style-name="WWNum8">
        <text:list-item>
          <text:p text:style-name="P51">- Test and calibrate robot for maximum performance and errors.</text:p>
        </text:list-item>
      </text:list>
      <text:list xml:id="list1864888536288722958" text:style-name="WWNum9">
        <text:list-item>
          <text:p text:style-name="P52">- Fix bugs and code if needed.</text:p>
        </text:list-item>
      </text:list>
      <text:p text:style-name="P19">(Optional) Finish Other Objectives if possible.</text:p>
      <text:list xml:id="list3277650465029688992" text:style-name="WWNum10">
        <text:list-item>
          <text:p text:style-name="P53">- Program machine learning to the robot. <text:span text:style-name="T25">(ON HIATUS)</text:span></text:p>
        </text:list-item>
      </text:list>
      <text:list xml:id="list443695737603000490" text:style-name="WWNum11">
        <text:list-item>
          <text:p text:style-name="P54">- Program the robot to be able to explore and wander. <text:span text:style-name="T25">(ON HIATUS)</text:span></text:p>
        </text:list-item>
      </text:list>
      <text:list xml:id="list7125510654372165188" text:style-name="WWNum12">
        <text:list-item>
          <text:p text:style-name="P55">- Program the bot to do voice recognition. <text:span text:style-name="T25">(ON HIATUS)</text:span></text:p>
        </text:list-item>
      </text:list>
      <text:list xml:id="list4858285270980881989" text:style-name="WWNum13">
        <text:list-item>
          <text:p text:style-name="P56">- If time allows, add more objectives. <text:span text:style-name="T25">(ON HIATUS)</text:span></text:p>
        </text:list-item>
      </text:list>
      <text:list xml:id="list1438298459311523667" text:style-name="WWNum20">
        <text:list-item>
          <text:p text:style-name="P57"><text:span text:style-name="T33">- Create User Documentation. </text:span><text:span text:style-name="T26">(ON HIATUS)</text:span></text:p>
        </text:list-item>
      </text:list>
      <text:p text:style-name="P11"><text:soft-page-break/>Budget</text:p>
      <text:p text:style-name="P13"/>
      <text:p text:style-name="P28"><draw:frame draw:style-name="fr1" draw:name="Object1" text:anchor-type="paragraph" svg:width="7.1972in" svg:height="5.36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8"/>
      <text:p text:style-name="P27">Demo</text:p>
      <text:p text:style-name="P20"><text:tab/><text:span text:style-name="T41">The Demo was written in Python3 code and is still being modified and optimized. It features a simple text GUI and allows the user to run 2 main programs, 2 of which are test programs. They are as follows: Object Tracker, Line Follower, Motor Tester, and the Servo Tester. I plan to add more programs soon.</text:span></text:p>
      <text:p text:style-name="P30"/>
      <text:p text:style-name="P25"><text:span text:style-name="T42">Program #1: </text:span>Object Tracker</text:p>
      <text:p text:style-name="P23"><text:span text:style-name="T36"><text:tab/>I was able to get the object tracker to work using OpenCV2. </text:span><text:span text:style-name="T37">Currently the Raspberry Pi Camera is only able to track faces. The code is still being worked on and needs to be optimized.</text:span></text:p>
      <text:p text:style-name="P21"/>
      <text:p text:style-name="P26"><text:span text:style-name="T42">Program #2: </text:span>Line Follower</text:p>
      <text:p text:style-name="P61"><text:span text:style-name="T36"><text:tab/>Using OpenCV2 I was able to get the robot to follow a </text:span><text:span text:style-name="T38">straight and curved </text:span><text:span text:style-name="T36">l</text:span><text:span text:style-name="T37">ine. The Raspberry Pi Camera </text:span><text:span text:style-name="T39">uses hough lines in OpenCV2 </text:span><text:a xlink:type="simple" xlink:href="http://docs.opencv.org/3.0-beta/doc/py_tutorials/py_imgproc/py_houghlines/py_houghlines.html" text:style-name="Internet_20_link" text:visited-style-name="Visited_20_Internet_20_Link">http://docs.opencv.org/3.0-beta/doc/py_tutorials/py_imgproc/py_houghlines/py_houghlines.html</text:a><text:span text:style-name="T37">. </text:span><text:span text:style-name="T39">The code </text:span><text:span text:style-name="T40">still needs to be optimized.</text:span></text:p>
      <text:p text:style-name="P24"/>
      <text:p text:style-name="P24"><text:soft-page-break/></text:p>
      <text:p text:style-name="P29"><text:span text:style-name="T45">Datasheet Links For Parts</text:span></text:p>
      <text:p text:style-name="P60"/>
      <text:p text:style-name="P59">Raspberry Pi 3 <text:span text:style-name="T45">Datasheet</text:span></text:p>
      <text:p text:style-name="P59"><text:span text:style-name="T45">- </text:span><text:a xlink:type="simple" xlink:href="https://www.raspberrypi.org/documentation/hardware/computemodule/RPI-CM-DATASHEET-V1_0.pdf" text:style-name="Internet_20_link" text:visited-style-name="Visited_20_Internet_20_Link"><text:span text:style-name="T45">https://www.raspberrypi.org/documentation/hardware/computemodule/RPI-CM-DATASHEET-V1_0.pdf</text:span></text:a></text:p>
      <text:p text:style-name="P59"/>
      <text:p text:style-name="P58">Hitec HS-422 Servo Motor <text:span text:style-name="T45">Datasheets</text:span></text:p>
      <text:p text:style-name="P60">- <text:a xlink:type="simple" xlink:href="http://www.robotshop.com/media/files/pdf/hs422-31422s.pdf" text:style-name="Internet_20_link" text:visited-style-name="Visited_20_Internet_20_Link">http://www.robotshop.com/media/files/pdf/hs422-31422s.pdf</text:a></text:p>
      <text:p text:style-name="P60">- <text:a xlink:type="simple" xlink:href="http://www.robotshop.com/media/files/pdf/servomanual-31422s.pdf" text:style-name="Internet_20_link" text:visited-style-name="Visited_20_Internet_20_Link">http://www.robotshop.com/media/files/pdf/servomanual-31422s.pdf</text:a></text:p>
      <text:p text:style-name="P59"/>
      <text:p text:style-name="P58">Pololu Dual DC Motor TB6712FNG</text:p>
      <text:p text:style-name="P60">- <text:a xlink:type="simple" xlink:href="https://www.pololu.com/file/0J648/TB6612FNG-dual-motor-driver-carrier-schematic-diagram.pdf" text:style-name="Internet_20_link" text:visited-style-name="Visited_20_Internet_20_Link">https://www.pololu.com/file/0J648/TB6612FNG-dual-motor-driver-carrier-schematic-diagram.pdf</text:a></text:p>
      <text:p text:style-name="P60">- <text:a xlink:type="simple" xlink:href="https://www.pololu.com/file/0J86/TB6612FNG.pdf" text:style-name="Internet_20_link" text:visited-style-name="Visited_20_Internet_20_Link">https://www.pololu.com/file/0J86/TB6612FNG.pdf</text:a></text:p>
      <text:p text:style-name="P60"/>
      <text:p text:style-name="P58">Hex Inverter with Open-Collector (N7405A)</text:p>
      <text:p text:style-name="P60">- <text:a xlink:type="simple" xlink:href="http://www.ti.com/lit/ds/symlink/sn7405.pdf" text:style-name="Internet_20_link" text:visited-style-name="Visited_20_Internet_20_Link">http://www.ti.com/lit/ds/symlink/sn7405.pdf</text:a></text:p>
      <text:p text:style-name="P60"/>
      <text:p text:style-name="P58"><text:tab/></text:p>
      <text:p text:style-name="P58"><text:tab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8">Conclusion</text:p>
      <text:p text:style-name="P2"><text:span text:style-name="T1">The results of </text:span><text:span text:style-name="T15">this project in its current form are not finished, but they have come </text:span><text:span text:style-name="T21">pretty</text:span><text:span text:style-name="T15"> far. In this project I completed my first simple Object Tracker, and Line Follower. </text:span><text:span text:style-name="T16">I </text:span><text:span text:style-name="T18">also</text:span><text:span text:style-name="T16"> created a Demo to run </text:span><text:span text:style-name="T18">the</text:span><text:span text:style-name="T16"> program</text:span><text:span text:style-name="T18">s</text:span><text:span text:style-name="T16">. </text:span><text:span text:style-name="T19">The current budget is not official but will be after the project is finished. </text:span><text:span text:style-name="T20">Being my 2nd time writing a report, this has been a learning experience.</text:span><text:span text:style-name="T15"> Hopefully in the future, I will be able to complete the project and finish coding the entire robot </text:span><text:span text:style-name="T17">to create my first Autonomous Robot.</text:span></text:p>
      <text:p text:style-name="P33">Works Cited</text:p>
      <text:p text:style-name="P35"><text:span text:style-name="T23">"20+ Hand-Picked Raspberry Pi Tutorials in Computer Vision." </text:span><text:span text:style-name="T22">Into Robotics</text:span><text:span text:style-name="T23">. N.p., n.d. Web. &lt;https://www.intorobotics.com/20-hand-picked-raspberry-pi-tutorials-in-computer-vision/&gt;.</text:span></text:p>
      <text:p text:style-name="P35"><text:span text:style-name="T23">"Adafruit 2.4" PiTFT HAT with Resistive Touchscreen Mini Kit." </text:span><text:span text:style-name="T22">Overview | Adafruit 2.4" PiTFT HAT with Resistive Touchscreen Mini Kit | Adafruit Learning System</text:span><text:span text:style-name="T23">. N.p., n.d. Web. &lt;https://learn.adafruit.com/adafruit-2-4-pitft-hat-with-resistive-touchscreen-mini-kit?view=all#overview&gt;.</text:span></text:p>
      <text:p text:style-name="P35"><text:span text:style-name="T23">"Adafruit's Raspberry Pi Lesson 8. Using a Servo Motor." </text:span><text:span text:style-name="T22">Overview | Adafruit's Raspberry Pi Lesson 8. Using a Servo Motor | Adafruit Learning System</text:span><text:span text:style-name="T23">. N.p., n.d. Web. &lt;https://learn.adafruit.com/adafruits-raspberry-pi-lesson-8-using-a-servo-motor?view=all&gt;.</text:span></text:p>
      <text:p text:style-name="P35"><text:span text:style-name="T23">"Guide To…Direct Network Connection." </text:span><text:span text:style-name="T22">Meltwater's Raspberry Pi Hardware</text:span><text:span text:style-name="T23">. N.p., 06 Mar. 2017. Web. &lt;https://pihw.wordpress.com/guides/direct-network-connection/&gt;.</text:span></text:p>
      <text:p text:style-name="P35"><text:span text:style-name="T23">"How to Write and Run a Python Program on the Raspberry Pi." </text:span><text:span text:style-name="T22">Circuit Basics</text:span><text:span text:style-name="T23">. N.p., 11 Apr. 2017. Web. &lt;http://www.circuitbasics.com/how-to-write-and-run-a-python-program-on-the-raspberry-pi/&gt;.</text:span></text:p>
      <text:p text:style-name="P35"><text:span text:style-name="T23">"How-to." </text:span><text:span text:style-name="T22">Raspberry PiBot</text:span><text:span text:style-name="T23">. N.p., n.d. Web. &lt;http://pibot.org/how-to/&gt;.</text:span></text:p>
      <text:p text:style-name="P35"><text:span text:style-name="T23">"Installing¶." </text:span><text:span text:style-name="T22">Installing — Matplotlib 2.0.0 Documentation</text:span><text:span text:style-name="T23">. N.p., n.d. Web. &lt;http://matplotlib.org/2.0.0/users/installing.html&gt;.</text:span></text:p>
      <text:p text:style-name="P35"><text:span text:style-name="T23">"Low-cost Raspberry Pi Robot with Computer Vision." </text:span><text:span text:style-name="T22">Jeremy Karnowski</text:span><text:span text:style-name="T23">. N.p., 30 Sept. 2015. Web. &lt;https://jeremykarnowski.wordpress.com/2015/08/26/low-cost-raspberry-pi-robot-with-computer-vision/&gt;.</text:span></text:p>
      <text:p text:style-name="P35"><text:span text:style-name="T23">"Ninja-IDE on the Raspberry Pi." </text:span><text:span text:style-name="T22">Arghbox</text:span><text:span text:style-name="T23">. N.p., 13 June 2013. Web. &lt;https://arghbox.wordpress.com/2013/06/09/ninja-ide-on-the-raspberry-pi/&gt;.</text:span></text:p>
      <text:p text:style-name="P35"><text:span text:style-name="T23">"OpenCV and Pi Camera Board !" </text:span><text:span text:style-name="T22">Think RPI</text:span><text:span text:style-name="T23">. N.p., 15 June 2013. Web. &lt;https://thinkrpi.wordpress.com/2013/05/22/opencv-and-camera-board-csi/&gt;.</text:span></text:p>
      <text:p text:style-name="P35"><text:soft-page-break/><text:span text:style-name="T23">"Picamera¶." </text:span><text:span text:style-name="T22">Picamera — Picamera 1.9 Documentation</text:span><text:span text:style-name="T23">. N.p., n.d. Web. &lt;http://picamera.readthedocs.io/en/release-1.9/index.html&gt;.</text:span></text:p>
      <text:p text:style-name="P35"><text:span text:style-name="T22">Pigpio Library</text:span><text:span text:style-name="T23">. N.p., n.d. Web. &lt;http://abyz.co.uk/rpi/pigpio/index.html&gt;.</text:span></text:p>
      <text:p text:style-name="P35"><text:span text:style-name="T23">PkLab.net. "Install OpenCV 3.2 Python/C++ on Raspberry PI." </text:span><text:span text:style-name="T22">PkLab - Install OpenCV 3.2 Python/C++ on Raspberry PI</text:span><text:span text:style-name="T23">. N.p., n.d. Web. &lt;http://pklab.net/?id=392&amp;lang=EN&gt;.</text:span></text:p>
      <text:p text:style-name="P35"><text:span text:style-name="T23">"Python Course." </text:span><text:span text:style-name="T22">Python3 Tutorial: Keyboard Input</text:span><text:span text:style-name="T23">. N.p., n.d. Web. &lt;http://www.python-course.eu/python3_input.php&gt;.</text:span></text:p>
      <text:p text:style-name="P35"><text:span text:style-name="T23">"Python Intro." </text:span><text:span text:style-name="T22">Python Intro | Raspberry Pi Learning Resources</text:span><text:span text:style-name="T23">. N.p., n.d. Web. &lt;https://www.raspberrypi.org/learning/python-intro/&gt;.</text:span></text:p>
      <text:p text:style-name="P35"><text:span text:style-name="T23">"Python Machine Learning: Scikit-Learn Tutorial." </text:span><text:span text:style-name="T22">DataCamp Community</text:span><text:span text:style-name="T23">. N.p., n.d. Web. &lt;https://www.datacamp.com/community/tutorials/machine-learning-python#gs.j6EqKKQ&gt;.</text:span></text:p>
      <text:p text:style-name="P35"><text:span text:style-name="T23">"The Python Tutorial¶." </text:span><text:span text:style-name="T22">The Python Tutorial — Python 2.7.13 Documentation</text:span><text:span text:style-name="T23">. N.p., n.d. Web. &lt;https://docs.python.org/2/tutorial/&gt;.</text:span></text:p>
      <text:p text:style-name="P35"><text:span text:style-name="T23">"Raspberry Pi 3 Boards, Cameras &amp; Enclosures." </text:span><text:span text:style-name="T22">3 Boards, Cameras &amp; Enclosures | Element14</text:span><text:span text:style-name="T23">. N.p., n.d. Web. &lt;https://www.element14.com/community/community/raspberry-pi&gt;.</text:span></text:p>
      <text:p text:style-name="P35"><text:span text:style-name="T22">Raspberry Pi 3 for Computer Vision</text:span><text:span text:style-name="T23">. N.p., n.d. Web. &lt;http://bennycheung.github.io/raspberry-pi-3-for-computer-vision&gt;.</text:span></text:p>
      <text:p text:style-name="P35"><text:span text:style-name="T23">"Scikit-learn." </text:span><text:span text:style-name="T22">Scikit-learn: Machine Learning in Python — Scikit-learn 0.18.1 Documentation</text:span><text:span text:style-name="T23">. N.p., n.d. Web. &lt;http://scikit-learn.org/stable/index.html&gt;.</text:span></text:p>
      <text:p text:style-name="P35"><text:span text:style-name="T23">"VNC (Virtual Network Computing)." </text:span><text:span text:style-name="T22">VNC (Virtual Network Computing) - Raspberry Pi Documentation</text:span><text:span text:style-name="T23">. N.p., n.d. Web. &lt;https://www.raspberrypi.org/documentation/remote-access/vnc/&gt;.</text:span></text:p>
      <text:p text:style-name="P35"><text:span text:style-name="T23">"Wall E Robot (object/sound Recognition, AI)." </text:span><text:span text:style-name="T22">Oscar Liang</text:span><text:span text:style-name="T23">. N.p., 24 May 2016. Web. &lt;http://blog.oscarliang.net/wall-e-robot-in-real-life/&gt;.</text:span></text:p>
      <text:p text:style-name="P35"><text:span text:style-name="T23">"Welcome." </text:span><text:span text:style-name="T22">Learn Python - Free Interactive Python Tutorial</text:span><text:span text:style-name="T23">. N.p., n.d. Web. </text:span><text:soft-page-break/><text:span text:style-name="T23">&lt;https://www.learnpython.org/en/&gt;.</text:span></text:p>
      <text:p text:style-name="P35"><text:span text:style-name="T23">"Welcome to Python.org." </text:span><text:span text:style-name="T22">Python.org</text:span><text:span text:style-name="T23">. N.p., n.d. Web. &lt;https://www.python.org/&gt;.</text:span></text:p>
      <text:p text:style-name="P34">"Your First Machine Learning Project in Python Step-By-Step." <text:span text:style-name="T43">Machine Learning Mastery</text:span>. N.p., 13 Mar. 2017. Web. &lt;http://machinelearningmastery.com/machine-learning-in-python-step-by-step/&gt;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Tahoma1" svg:font-family="Tahoma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Impact" svg:font-family="Impact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Impact1" svg:font-family="Impact" style:font-family-generic="system" style:font-pitch="variable"/>
    <style:font-face style:name="Merriweather" svg:font-family="Merriweather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normal" style:font-name-asian="Andale Sans UI" style:font-family-asian="'Andale Sans UI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95" style:display-name="ListLabel 1595" style:family="text">
      <style:text-properties style:font-name-complex="Wingdings1" style:font-family-complex="Wingdings" style:font-family-generic-complex="system" style:font-pitch-complex="variable"/>
    </style:style>
    <style:style style:name="ListLabel_20_1501" style:display-name="ListLabel 1501" style:family="text">
      <style:text-properties style:font-name-complex="Wingdings1" style:font-family-complex="Wingdings" style:font-family-generic-complex="system" style:font-pitch-complex="variable"/>
    </style:style>
    <style:style style:name="ListLabel_20_1502" style:display-name="ListLabel 1502" style:family="text">
      <style:text-properties style:font-name-complex="Wingdings1" style:font-family-complex="Wingdings" style:font-family-generic-complex="system" style:font-pitch-complex="variable"/>
    </style:style>
    <style:style style:name="ListLabel_20_1503" style:display-name="ListLabel 1503" style:family="text">
      <style:text-properties style:font-name-complex="Wingdings1" style:font-family-complex="Wingdings" style:font-family-generic-complex="system" style:font-pitch-complex="variable"/>
    </style:style>
    <style:style style:name="ListLabel_20_1504" style:display-name="ListLabel 1504" style:family="text">
      <style:text-properties style:font-name-complex="Wingdings1" style:font-family-complex="Wingdings" style:font-family-generic-complex="system" style:font-pitch-complex="variable"/>
    </style:style>
    <style:style style:name="ListLabel_20_1505" style:display-name="ListLabel 1505" style:family="text">
      <style:text-properties style:font-name-complex="Wingdings1" style:font-family-complex="Wingdings" style:font-family-generic-complex="system" style:font-pitch-complex="variable"/>
    </style:style>
    <style:style style:name="ListLabel_20_1506" style:display-name="ListLabel 1506" style:family="text">
      <style:text-properties style:font-name-complex="Wingdings1" style:font-family-complex="Wingdings" style:font-family-generic-complex="system" style:font-pitch-complex="variable"/>
    </style:style>
    <style:style style:name="ListLabel_20_1507" style:display-name="ListLabel 1507" style:family="text">
      <style:text-properties style:font-name-complex="Wingdings1" style:font-family-complex="Wingdings" style:font-family-generic-complex="system" style:font-pitch-complex="variable"/>
    </style:style>
    <style:style style:name="ListLabel_20_1508" style:display-name="ListLabel 1508" style:family="text">
      <style:text-properties style:font-name-complex="Wingdings1" style:font-family-complex="Wingdings" style:font-family-generic-complex="system" style:font-pitch-complex="variable"/>
    </style:style>
    <style:style style:name="ListLabel_20_1509" style:display-name="ListLabel 1509" style:family="text">
      <style:text-properties style:font-name-complex="Wingdings1" style:font-family-complex="Wingdings" style:font-family-generic-complex="system" style:font-pitch-complex="variable"/>
    </style:style>
    <style:style style:name="ListLabel_20_1573" style:display-name="ListLabel 1573" style:family="text">
      <style:text-properties style:font-name-complex="Wingdings1" style:font-family-complex="Wingdings" style:font-family-generic-complex="system" style:font-pitch-complex="variable"/>
    </style:style>
    <style:style style:name="ListLabel_20_1574" style:display-name="ListLabel 1574" style:family="text">
      <style:text-properties style:font-name-complex="Wingdings1" style:font-family-complex="Wingdings" style:font-family-generic-complex="system" style:font-pitch-complex="variable"/>
    </style:style>
    <style:style style:name="ListLabel_20_1575" style:display-name="ListLabel 1575" style:family="text">
      <style:text-properties style:font-name-complex="Wingdings1" style:font-family-complex="Wingdings" style:font-family-generic-complex="system" style:font-pitch-complex="variable"/>
    </style:style>
    <style:style style:name="ListLabel_20_1576" style:display-name="ListLabel 1576" style:family="text">
      <style:text-properties style:font-name-complex="Wingdings1" style:font-family-complex="Wingdings" style:font-family-generic-complex="system" style:font-pitch-complex="variable"/>
    </style:style>
    <style:style style:name="ListLabel_20_1577" style:display-name="ListLabel 1577" style:family="text">
      <style:text-properties style:font-name-complex="Wingdings1" style:font-family-complex="Wingdings" style:font-family-generic-complex="system" style:font-pitch-complex="variable"/>
    </style:style>
    <style:style style:name="ListLabel_20_1578" style:display-name="ListLabel 1578" style:family="text">
      <style:text-properties style:font-name-complex="Wingdings1" style:font-family-complex="Wingdings" style:font-family-generic-complex="system" style:font-pitch-complex="variable"/>
    </style:style>
    <style:style style:name="ListLabel_20_1579" style:display-name="ListLabel 1579" style:family="text">
      <style:text-properties style:font-name-complex="Wingdings1" style:font-family-complex="Wingdings" style:font-family-generic-complex="system" style:font-pitch-complex="variable"/>
    </style:style>
    <style:style style:name="ListLabel_20_1580" style:display-name="ListLabel 1580" style:family="text">
      <style:text-properties style:font-name-complex="Wingdings1" style:font-family-complex="Wingdings" style:font-family-generic-complex="system" style:font-pitch-complex="variable"/>
    </style:style>
    <style:style style:name="ListLabel_20_1581" style:display-name="ListLabel 1581" style:family="text">
      <style:text-properties style:font-name-complex="Wingdings1" style:font-family-complex="Wingdings" style:font-family-generic-complex="system" style:font-pitch-complex="variable"/>
    </style:style>
    <style:style style:name="ListLabel_20_1492" style:display-name="ListLabel 1492" style:family="text">
      <style:text-properties style:font-name-complex="Wingdings1" style:font-family-complex="Wingdings" style:font-family-generic-complex="system" style:font-pitch-complex="variable"/>
    </style:style>
    <style:style style:name="ListLabel_20_1493" style:display-name="ListLabel 1493" style:family="text">
      <style:text-properties style:font-name-complex="Wingdings1" style:font-family-complex="Wingdings" style:font-family-generic-complex="system" style:font-pitch-complex="variable"/>
    </style:style>
    <style:style style:name="ListLabel_20_1494" style:display-name="ListLabel 1494" style:family="text">
      <style:text-properties style:font-name-complex="Wingdings1" style:font-family-complex="Wingdings" style:font-family-generic-complex="system" style:font-pitch-complex="variable"/>
    </style:style>
    <style:style style:name="ListLabel_20_1495" style:display-name="ListLabel 1495" style:family="text">
      <style:text-properties style:font-name-complex="Wingdings1" style:font-family-complex="Wingdings" style:font-family-generic-complex="system" style:font-pitch-complex="variable"/>
    </style:style>
    <style:style style:name="ListLabel_20_1496" style:display-name="ListLabel 1496" style:family="text">
      <style:text-properties style:font-name-complex="Wingdings1" style:font-family-complex="Wingdings" style:font-family-generic-complex="system" style:font-pitch-complex="variable"/>
    </style:style>
    <style:style style:name="ListLabel_20_1497" style:display-name="ListLabel 1497" style:family="text">
      <style:text-properties style:font-name-complex="Wingdings1" style:font-family-complex="Wingdings" style:font-family-generic-complex="system" style:font-pitch-complex="variable"/>
    </style:style>
    <style:style style:name="ListLabel_20_1498" style:display-name="ListLabel 1498" style:family="text">
      <style:text-properties style:font-name-complex="Wingdings1" style:font-family-complex="Wingdings" style:font-family-generic-complex="system" style:font-pitch-complex="variable"/>
    </style:style>
    <style:style style:name="ListLabel_20_1499" style:display-name="ListLabel 1499" style:family="text">
      <style:text-properties style:font-name-complex="Wingdings1" style:font-family-complex="Wingdings" style:font-family-generic-complex="system" style:font-pitch-complex="variable"/>
    </style:style>
    <style:style style:name="ListLabel_20_1500" style:display-name="ListLabel 1500" style:family="text">
      <style:text-properties style:font-name-complex="Wingdings1" style:font-family-complex="Wingdings" style:font-family-generic-complex="system" style:font-pitch-complex="variable"/>
    </style:style>
    <style:style style:name="ListLabel_20_1591" style:display-name="ListLabel 1591" style:family="text">
      <style:text-properties style:font-name-complex="Wingdings1" style:font-family-complex="Wingdings" style:font-family-generic-complex="system" style:font-pitch-complex="variable"/>
    </style:style>
    <style:style style:name="ListLabel_20_1483" style:display-name="ListLabel 1483" style:family="text">
      <style:text-properties style:font-name-complex="Wingdings1" style:font-family-complex="Wingdings" style:font-family-generic-complex="system" style:font-pitch-complex="variable"/>
    </style:style>
    <style:style style:name="ListLabel_20_1484" style:display-name="ListLabel 1484" style:family="text">
      <style:text-properties style:font-name-complex="Wingdings1" style:font-family-complex="Wingdings" style:font-family-generic-complex="system" style:font-pitch-complex="variable"/>
    </style:style>
    <style:style style:name="ListLabel_20_1485" style:display-name="ListLabel 1485" style:family="text">
      <style:text-properties style:font-name-complex="Wingdings1" style:font-family-complex="Wingdings" style:font-family-generic-complex="system" style:font-pitch-complex="variable"/>
    </style:style>
    <style:style style:name="ListLabel_20_1486" style:display-name="ListLabel 1486" style:family="text">
      <style:text-properties style:font-name-complex="Wingdings1" style:font-family-complex="Wingdings" style:font-family-generic-complex="system" style:font-pitch-complex="variable"/>
    </style:style>
    <style:style style:name="ListLabel_20_1487" style:display-name="ListLabel 1487" style:family="text">
      <style:text-properties style:font-name-complex="Wingdings1" style:font-family-complex="Wingdings" style:font-family-generic-complex="system" style:font-pitch-complex="variable"/>
    </style:style>
    <style:style style:name="ListLabel_20_1488" style:display-name="ListLabel 1488" style:family="text">
      <style:text-properties style:font-name-complex="Wingdings1" style:font-family-complex="Wingdings" style:font-family-generic-complex="system" style:font-pitch-complex="variable"/>
    </style:style>
    <style:style style:name="ListLabel_20_1489" style:display-name="ListLabel 1489" style:family="text">
      <style:text-properties style:font-name-complex="Wingdings1" style:font-family-complex="Wingdings" style:font-family-generic-complex="system" style:font-pitch-complex="variable"/>
    </style:style>
    <style:style style:name="ListLabel_20_1490" style:display-name="ListLabel 1490" style:family="text">
      <style:text-properties style:font-name-complex="Wingdings1" style:font-family-complex="Wingdings" style:font-family-generic-complex="system" style:font-pitch-complex="variable"/>
    </style:style>
    <style:style style:name="ListLabel_20_1491" style:display-name="ListLabel 1491" style:family="text">
      <style:text-properties style:font-name-complex="Wingdings1" style:font-family-complex="Wingdings" style:font-family-generic-complex="system" style:font-pitch-complex="variable"/>
    </style:style>
    <style:style style:name="ListLabel_20_1456" style:display-name="ListLabel 1456" style:family="text">
      <style:text-properties style:font-name-complex="Wingdings1" style:font-family-complex="Wingdings" style:font-family-generic-complex="system" style:font-pitch-complex="variable"/>
    </style:style>
    <style:style style:name="ListLabel_20_1457" style:display-name="ListLabel 1457" style:family="text">
      <style:text-properties style:font-name-complex="Wingdings1" style:font-family-complex="Wingdings" style:font-family-generic-complex="system" style:font-pitch-complex="variable"/>
    </style:style>
    <style:style style:name="ListLabel_20_1458" style:display-name="ListLabel 1458" style:family="text">
      <style:text-properties style:font-name-complex="Wingdings1" style:font-family-complex="Wingdings" style:font-family-generic-complex="system" style:font-pitch-complex="variable"/>
    </style:style>
    <style:style style:name="ListLabel_20_1459" style:display-name="ListLabel 1459" style:family="text">
      <style:text-properties style:font-name-complex="Wingdings1" style:font-family-complex="Wingdings" style:font-family-generic-complex="system" style:font-pitch-complex="variable"/>
    </style:style>
    <style:style style:name="ListLabel_20_1460" style:display-name="ListLabel 1460" style:family="text">
      <style:text-properties style:font-name-complex="Wingdings1" style:font-family-complex="Wingdings" style:font-family-generic-complex="system" style:font-pitch-complex="variable"/>
    </style:style>
    <style:style style:name="ListLabel_20_1461" style:display-name="ListLabel 1461" style:family="text">
      <style:text-properties style:font-name-complex="Wingdings1" style:font-family-complex="Wingdings" style:font-family-generic-complex="system" style:font-pitch-complex="variable"/>
    </style:style>
    <style:style style:name="ListLabel_20_1462" style:display-name="ListLabel 1462" style:family="text">
      <style:text-properties style:font-name-complex="Wingdings1" style:font-family-complex="Wingdings" style:font-family-generic-complex="system" style:font-pitch-complex="variable"/>
    </style:style>
    <style:style style:name="ListLabel_20_1463" style:display-name="ListLabel 1463" style:family="text">
      <style:text-properties style:font-name-complex="Wingdings1" style:font-family-complex="Wingdings" style:font-family-generic-complex="system" style:font-pitch-complex="variable"/>
    </style:style>
    <style:style style:name="ListLabel_20_1464" style:display-name="ListLabel 1464" style:family="text">
      <style:text-properties style:font-name-complex="Wingdings1" style:font-family-complex="Wingdings" style:font-family-generic-complex="system" style:font-pitch-complex="variable"/>
    </style:style>
    <style:style style:name="ListLabel_20_1465" style:display-name="ListLabel 1465" style:family="text">
      <style:text-properties style:font-name-complex="Wingdings1" style:font-family-complex="Wingdings" style:font-family-generic-complex="system" style:font-pitch-complex="variable"/>
    </style:style>
    <style:style style:name="ListLabel_20_1466" style:display-name="ListLabel 1466" style:family="text">
      <style:text-properties style:font-name-complex="Wingdings1" style:font-family-complex="Wingdings" style:font-family-generic-complex="system" style:font-pitch-complex="variable"/>
    </style:style>
    <style:style style:name="ListLabel_20_1467" style:display-name="ListLabel 1467" style:family="text">
      <style:text-properties style:font-name-complex="Wingdings1" style:font-family-complex="Wingdings" style:font-family-generic-complex="system" style:font-pitch-complex="variable"/>
    </style:style>
    <style:style style:name="ListLabel_20_1468" style:display-name="ListLabel 1468" style:family="text">
      <style:text-properties style:font-name-complex="Wingdings1" style:font-family-complex="Wingdings" style:font-family-generic-complex="system" style:font-pitch-complex="variable"/>
    </style:style>
    <style:style style:name="ListLabel_20_1469" style:display-name="ListLabel 1469" style:family="text">
      <style:text-properties style:font-name-complex="Wingdings1" style:font-family-complex="Wingdings" style:font-family-generic-complex="system" style:font-pitch-complex="variable"/>
    </style:style>
    <style:style style:name="ListLabel_20_1470" style:display-name="ListLabel 1470" style:family="text">
      <style:text-properties style:font-name-complex="Wingdings1" style:font-family-complex="Wingdings" style:font-family-generic-complex="system" style:font-pitch-complex="variable"/>
    </style:style>
    <style:style style:name="ListLabel_20_1471" style:display-name="ListLabel 1471" style:family="text">
      <style:text-properties style:font-name-complex="Wingdings1" style:font-family-complex="Wingdings" style:font-family-generic-complex="system" style:font-pitch-complex="variable"/>
    </style:style>
    <style:style style:name="ListLabel_20_1472" style:display-name="ListLabel 1472" style:family="text">
      <style:text-properties style:font-name-complex="Wingdings1" style:font-family-complex="Wingdings" style:font-family-generic-complex="system" style:font-pitch-complex="variable"/>
    </style:style>
    <style:style style:name="ListLabel_20_1473" style:display-name="ListLabel 1473" style:family="text">
      <style:text-properties style:font-name-complex="Wingdings1" style:font-family-complex="Wingdings" style:font-family-generic-complex="system" style:font-pitch-complex="variable"/>
    </style:style>
    <style:style style:name="ListLabel_20_1474" style:display-name="ListLabel 1474" style:family="text">
      <style:text-properties style:font-name-complex="Wingdings1" style:font-family-complex="Wingdings" style:font-family-generic-complex="system" style:font-pitch-complex="variable"/>
    </style:style>
    <style:style style:name="ListLabel_20_1475" style:display-name="ListLabel 1475" style:family="text">
      <style:text-properties style:font-name-complex="Wingdings1" style:font-family-complex="Wingdings" style:font-family-generic-complex="system" style:font-pitch-complex="variable"/>
    </style:style>
    <style:style style:name="ListLabel_20_1476" style:display-name="ListLabel 1476" style:family="text">
      <style:text-properties style:font-name-complex="Wingdings1" style:font-family-complex="Wingdings" style:font-family-generic-complex="system" style:font-pitch-complex="variable"/>
    </style:style>
    <style:style style:name="ListLabel_20_1477" style:display-name="ListLabel 1477" style:family="text">
      <style:text-properties style:font-name-complex="Wingdings1" style:font-family-complex="Wingdings" style:font-family-generic-complex="system" style:font-pitch-complex="variable"/>
    </style:style>
    <style:style style:name="ListLabel_20_1478" style:display-name="ListLabel 1478" style:family="text">
      <style:text-properties style:font-name-complex="Wingdings1" style:font-family-complex="Wingdings" style:font-family-generic-complex="system" style:font-pitch-complex="variable"/>
    </style:style>
    <style:style style:name="ListLabel_20_1479" style:display-name="ListLabel 1479" style:family="text">
      <style:text-properties style:font-name-complex="Wingdings1" style:font-family-complex="Wingdings" style:font-family-generic-complex="system" style:font-pitch-complex="variable"/>
    </style:style>
    <style:style style:name="ListLabel_20_1480" style:display-name="ListLabel 1480" style:family="text">
      <style:text-properties style:font-name-complex="Wingdings1" style:font-family-complex="Wingdings" style:font-family-generic-complex="system" style:font-pitch-complex="variable"/>
    </style:style>
    <style:style style:name="ListLabel_20_1481" style:display-name="ListLabel 1481" style:family="text">
      <style:text-properties style:font-name-complex="Wingdings1" style:font-family-complex="Wingdings" style:font-family-generic-complex="system" style:font-pitch-complex="variable"/>
    </style:style>
    <style:style style:name="ListLabel_20_1482" style:display-name="ListLabel 1482" style:family="text">
      <style:text-properties style:font-name-complex="Wingdings1" style:font-family-complex="Wingdings" style:font-family-generic-complex="system" style:font-pitch-complex="variable"/>
    </style:style>
    <style:style style:name="ListLabel_20_1582" style:display-name="ListLabel 1582" style:family="text">
      <style:text-properties style:font-name-complex="Wingdings1" style:font-family-complex="Wingdings" style:font-family-generic-complex="system" style:font-pitch-complex="variable"/>
    </style:style>
    <style:style style:name="ListLabel_20_1583" style:display-name="ListLabel 1583" style:family="text">
      <style:text-properties style:font-name-complex="Wingdings1" style:font-family-complex="Wingdings" style:font-family-generic-complex="system" style:font-pitch-complex="variable"/>
    </style:style>
    <style:style style:name="ListLabel_20_1584" style:display-name="ListLabel 1584" style:family="text">
      <style:text-properties style:font-name-complex="Wingdings1" style:font-family-complex="Wingdings" style:font-family-generic-complex="system" style:font-pitch-complex="variable"/>
    </style:style>
    <style:style style:name="ListLabel_20_1585" style:display-name="ListLabel 1585" style:family="text">
      <style:text-properties style:font-name-complex="Wingdings1" style:font-family-complex="Wingdings" style:font-family-generic-complex="system" style:font-pitch-complex="variable"/>
    </style:style>
    <style:style style:name="ListLabel_20_1586" style:display-name="ListLabel 1586" style:family="text">
      <style:text-properties style:font-name-complex="Wingdings1" style:font-family-complex="Wingdings" style:font-family-generic-complex="system" style:font-pitch-complex="variable"/>
    </style:style>
    <style:style style:name="ListLabel_20_1587" style:display-name="ListLabel 1587" style:family="text">
      <style:text-properties style:font-name-complex="Wingdings1" style:font-family-complex="Wingdings" style:font-family-generic-complex="system" style:font-pitch-complex="variable"/>
    </style:style>
    <style:style style:name="ListLabel_20_1588" style:display-name="ListLabel 1588" style:family="text">
      <style:text-properties style:font-name-complex="Wingdings1" style:font-family-complex="Wingdings" style:font-family-generic-complex="system" style:font-pitch-complex="variable"/>
    </style:style>
    <style:style style:name="ListLabel_20_1589" style:display-name="ListLabel 1589" style:family="text">
      <style:text-properties style:font-name-complex="Wingdings1" style:font-family-complex="Wingdings" style:font-family-generic-complex="system" style:font-pitch-complex="variable"/>
    </style:style>
    <style:style style:name="ListLabel_20_1590" style:display-name="ListLabel 1590" style:family="text">
      <style:text-properties style:font-name-complex="Wingdings1" style:font-family-complex="Wingdings" style:font-family-generic-complex="system" style:font-pitch-complex="variable"/>
    </style:style>
    <style:style style:name="ListLabel_20_1593" style:display-name="ListLabel 1593" style:family="text">
      <style:text-properties style:font-name-complex="Wingdings1" style:font-family-complex="Wingdings" style:font-family-generic-complex="system" style:font-pitch-complex="variable"/>
    </style:style>
    <style:style style:name="ListLabel_20_1594" style:display-name="ListLabel 1594" style:family="text">
      <style:text-properties style:font-name-complex="Wingdings1" style:font-family-complex="Wingdings" style:font-family-generic-complex="system" style:font-pitch-complex="variable"/>
    </style:style>
    <style:style style:name="ListLabel_20_1592" style:display-name="ListLabel 1592" style:family="text">
      <style:text-properties style:font-name-complex="Wingdings1" style:font-family-complex="Wingdings" style:font-family-generic-complex="system" style:font-pitch-complex="variable"/>
    </style:style>
    <style:style style:name="ListLabel_20_1510" style:display-name="ListLabel 1510" style:family="text">
      <style:text-properties style:font-name-complex="Wingdings1" style:font-family-complex="Wingdings" style:font-family-generic-complex="system" style:font-pitch-complex="variable"/>
    </style:style>
    <style:style style:name="ListLabel_20_1511" style:display-name="ListLabel 1511" style:family="text">
      <style:text-properties style:font-name-complex="Wingdings1" style:font-family-complex="Wingdings" style:font-family-generic-complex="system" style:font-pitch-complex="variable"/>
    </style:style>
    <style:style style:name="ListLabel_20_1512" style:display-name="ListLabel 1512" style:family="text">
      <style:text-properties style:font-name-complex="Wingdings1" style:font-family-complex="Wingdings" style:font-family-generic-complex="system" style:font-pitch-complex="variable"/>
    </style:style>
    <style:style style:name="ListLabel_20_1513" style:display-name="ListLabel 1513" style:family="text">
      <style:text-properties style:font-name-complex="Wingdings1" style:font-family-complex="Wingdings" style:font-family-generic-complex="system" style:font-pitch-complex="variable"/>
    </style:style>
    <style:style style:name="ListLabel_20_1514" style:display-name="ListLabel 1514" style:family="text">
      <style:text-properties style:font-name-complex="Wingdings1" style:font-family-complex="Wingdings" style:font-family-generic-complex="system" style:font-pitch-complex="variable"/>
    </style:style>
    <style:style style:name="ListLabel_20_1515" style:display-name="ListLabel 1515" style:family="text">
      <style:text-properties style:font-name-complex="Wingdings1" style:font-family-complex="Wingdings" style:font-family-generic-complex="system" style:font-pitch-complex="variable"/>
    </style:style>
    <style:style style:name="ListLabel_20_1516" style:display-name="ListLabel 1516" style:family="text">
      <style:text-properties style:font-name-complex="Wingdings1" style:font-family-complex="Wingdings" style:font-family-generic-complex="system" style:font-pitch-complex="variable"/>
    </style:style>
    <style:style style:name="ListLabel_20_1517" style:display-name="ListLabel 1517" style:family="text">
      <style:text-properties style:font-name-complex="Wingdings1" style:font-family-complex="Wingdings" style:font-family-generic-complex="system" style:font-pitch-complex="variable"/>
    </style:style>
    <style:style style:name="ListLabel_20_1518" style:display-name="ListLabel 1518" style:family="text">
      <style:text-properties style:font-name-complex="Wingdings1" style:font-family-complex="Wingdings" style:font-family-generic-complex="system" style:font-pitch-complex="variable"/>
    </style:style>
    <style:style style:name="ListLabel_20_1519" style:display-name="ListLabel 1519" style:family="text">
      <style:text-properties style:font-name-complex="Wingdings1" style:font-family-complex="Wingdings" style:font-family-generic-complex="system" style:font-pitch-complex="variable"/>
    </style:style>
    <style:style style:name="ListLabel_20_1520" style:display-name="ListLabel 1520" style:family="text">
      <style:text-properties style:font-name-complex="Wingdings1" style:font-family-complex="Wingdings" style:font-family-generic-complex="system" style:font-pitch-complex="variable"/>
    </style:style>
    <style:style style:name="ListLabel_20_1521" style:display-name="ListLabel 1521" style:family="text">
      <style:text-properties style:font-name-complex="Wingdings1" style:font-family-complex="Wingdings" style:font-family-generic-complex="system" style:font-pitch-complex="variable"/>
    </style:style>
    <style:style style:name="ListLabel_20_1522" style:display-name="ListLabel 1522" style:family="text">
      <style:text-properties style:font-name-complex="Wingdings1" style:font-family-complex="Wingdings" style:font-family-generic-complex="system" style:font-pitch-complex="variable"/>
    </style:style>
    <style:style style:name="ListLabel_20_1523" style:display-name="ListLabel 1523" style:family="text">
      <style:text-properties style:font-name-complex="Wingdings1" style:font-family-complex="Wingdings" style:font-family-generic-complex="system" style:font-pitch-complex="variable"/>
    </style:style>
    <style:style style:name="ListLabel_20_1524" style:display-name="ListLabel 1524" style:family="text">
      <style:text-properties style:font-name-complex="Wingdings1" style:font-family-complex="Wingdings" style:font-family-generic-complex="system" style:font-pitch-complex="variable"/>
    </style:style>
    <style:style style:name="ListLabel_20_1525" style:display-name="ListLabel 1525" style:family="text">
      <style:text-properties style:font-name-complex="Wingdings1" style:font-family-complex="Wingdings" style:font-family-generic-complex="system" style:font-pitch-complex="variable"/>
    </style:style>
    <style:style style:name="ListLabel_20_1526" style:display-name="ListLabel 1526" style:family="text">
      <style:text-properties style:font-name-complex="Wingdings1" style:font-family-complex="Wingdings" style:font-family-generic-complex="system" style:font-pitch-complex="variable"/>
    </style:style>
    <style:style style:name="ListLabel_20_1527" style:display-name="ListLabel 1527" style:family="text">
      <style:text-properties style:font-name-complex="Wingdings1" style:font-family-complex="Wingdings" style:font-family-generic-complex="system" style:font-pitch-complex="variable"/>
    </style:style>
    <style:style style:name="ListLabel_20_1528" style:display-name="ListLabel 1528" style:family="text">
      <style:text-properties style:font-name-complex="Wingdings1" style:font-family-complex="Wingdings" style:font-family-generic-complex="system" style:font-pitch-complex="variable"/>
    </style:style>
    <style:style style:name="ListLabel_20_1529" style:display-name="ListLabel 1529" style:family="text">
      <style:text-properties style:font-name-complex="Wingdings1" style:font-family-complex="Wingdings" style:font-family-generic-complex="system" style:font-pitch-complex="variable"/>
    </style:style>
    <style:style style:name="ListLabel_20_1530" style:display-name="ListLabel 1530" style:family="text">
      <style:text-properties style:font-name-complex="Wingdings1" style:font-family-complex="Wingdings" style:font-family-generic-complex="system" style:font-pitch-complex="variable"/>
    </style:style>
    <style:style style:name="ListLabel_20_1531" style:display-name="ListLabel 1531" style:family="text">
      <style:text-properties style:font-name-complex="Wingdings1" style:font-family-complex="Wingdings" style:font-family-generic-complex="system" style:font-pitch-complex="variable"/>
    </style:style>
    <style:style style:name="ListLabel_20_1532" style:display-name="ListLabel 1532" style:family="text">
      <style:text-properties style:font-name-complex="Wingdings1" style:font-family-complex="Wingdings" style:font-family-generic-complex="system" style:font-pitch-complex="variable"/>
    </style:style>
    <style:style style:name="ListLabel_20_1533" style:display-name="ListLabel 1533" style:family="text">
      <style:text-properties style:font-name-complex="Wingdings1" style:font-family-complex="Wingdings" style:font-family-generic-complex="system" style:font-pitch-complex="variable"/>
    </style:style>
    <style:style style:name="ListLabel_20_1534" style:display-name="ListLabel 1534" style:family="text">
      <style:text-properties style:font-name-complex="Wingdings1" style:font-family-complex="Wingdings" style:font-family-generic-complex="system" style:font-pitch-complex="variable"/>
    </style:style>
    <style:style style:name="ListLabel_20_1535" style:display-name="ListLabel 1535" style:family="text">
      <style:text-properties style:font-name-complex="Wingdings1" style:font-family-complex="Wingdings" style:font-family-generic-complex="system" style:font-pitch-complex="variable"/>
    </style:style>
    <style:style style:name="ListLabel_20_1536" style:display-name="ListLabel 1536" style:family="text">
      <style:text-properties style:font-name-complex="Wingdings1" style:font-family-complex="Wingdings" style:font-family-generic-complex="system" style:font-pitch-complex="variable"/>
    </style:style>
    <style:style style:name="ListLabel_20_1537" style:display-name="ListLabel 1537" style:family="text">
      <style:text-properties style:font-name-complex="Wingdings1" style:font-family-complex="Wingdings" style:font-family-generic-complex="system" style:font-pitch-complex="variable"/>
    </style:style>
    <style:style style:name="ListLabel_20_1538" style:display-name="ListLabel 1538" style:family="text">
      <style:text-properties style:font-name-complex="Wingdings1" style:font-family-complex="Wingdings" style:font-family-generic-complex="system" style:font-pitch-complex="variable"/>
    </style:style>
    <style:style style:name="ListLabel_20_1539" style:display-name="ListLabel 1539" style:family="text">
      <style:text-properties style:font-name-complex="Wingdings1" style:font-family-complex="Wingdings" style:font-family-generic-complex="system" style:font-pitch-complex="variable"/>
    </style:style>
    <style:style style:name="ListLabel_20_1540" style:display-name="ListLabel 1540" style:family="text">
      <style:text-properties style:font-name-complex="Wingdings1" style:font-family-complex="Wingdings" style:font-family-generic-complex="system" style:font-pitch-complex="variable"/>
    </style:style>
    <style:style style:name="ListLabel_20_1541" style:display-name="ListLabel 1541" style:family="text">
      <style:text-properties style:font-name-complex="Wingdings1" style:font-family-complex="Wingdings" style:font-family-generic-complex="system" style:font-pitch-complex="variable"/>
    </style:style>
    <style:style style:name="ListLabel_20_1542" style:display-name="ListLabel 1542" style:family="text">
      <style:text-properties style:font-name-complex="Wingdings1" style:font-family-complex="Wingdings" style:font-family-generic-complex="system" style:font-pitch-complex="variable"/>
    </style:style>
    <style:style style:name="ListLabel_20_1543" style:display-name="ListLabel 1543" style:family="text">
      <style:text-properties style:font-name-complex="Wingdings1" style:font-family-complex="Wingdings" style:font-family-generic-complex="system" style:font-pitch-complex="variable"/>
    </style:style>
    <style:style style:name="ListLabel_20_1544" style:display-name="ListLabel 1544" style:family="text">
      <style:text-properties style:font-name-complex="Wingdings1" style:font-family-complex="Wingdings" style:font-family-generic-complex="system" style:font-pitch-complex="variable"/>
    </style:style>
    <style:style style:name="ListLabel_20_1545" style:display-name="ListLabel 1545" style:family="text">
      <style:text-properties style:font-name-complex="Wingdings1" style:font-family-complex="Wingdings" style:font-family-generic-complex="system" style:font-pitch-complex="variable"/>
    </style:style>
    <style:style style:name="ListLabel_20_1546" style:display-name="ListLabel 1546" style:family="text">
      <style:text-properties style:font-name-complex="Wingdings1" style:font-family-complex="Wingdings" style:font-family-generic-complex="system" style:font-pitch-complex="variable"/>
    </style:style>
    <style:style style:name="ListLabel_20_1547" style:display-name="ListLabel 1547" style:family="text">
      <style:text-properties style:font-name-complex="Wingdings1" style:font-family-complex="Wingdings" style:font-family-generic-complex="system" style:font-pitch-complex="variable"/>
    </style:style>
    <style:style style:name="ListLabel_20_1548" style:display-name="ListLabel 1548" style:family="text">
      <style:text-properties style:font-name-complex="Wingdings1" style:font-family-complex="Wingdings" style:font-family-generic-complex="system" style:font-pitch-complex="variable"/>
    </style:style>
    <style:style style:name="ListLabel_20_1549" style:display-name="ListLabel 1549" style:family="text">
      <style:text-properties style:font-name-complex="Wingdings1" style:font-family-complex="Wingdings" style:font-family-generic-complex="system" style:font-pitch-complex="variable"/>
    </style:style>
    <style:style style:name="ListLabel_20_1550" style:display-name="ListLabel 1550" style:family="text">
      <style:text-properties style:font-name-complex="Wingdings1" style:font-family-complex="Wingdings" style:font-family-generic-complex="system" style:font-pitch-complex="variable"/>
    </style:style>
    <style:style style:name="ListLabel_20_1551" style:display-name="ListLabel 1551" style:family="text">
      <style:text-properties style:font-name-complex="Wingdings1" style:font-family-complex="Wingdings" style:font-family-generic-complex="system" style:font-pitch-complex="variable"/>
    </style:style>
    <style:style style:name="ListLabel_20_1552" style:display-name="ListLabel 1552" style:family="text">
      <style:text-properties style:font-name-complex="Wingdings1" style:font-family-complex="Wingdings" style:font-family-generic-complex="system" style:font-pitch-complex="variable"/>
    </style:style>
    <style:style style:name="ListLabel_20_1553" style:display-name="ListLabel 1553" style:family="text">
      <style:text-properties style:font-name-complex="Wingdings1" style:font-family-complex="Wingdings" style:font-family-generic-complex="system" style:font-pitch-complex="variable"/>
    </style:style>
    <style:style style:name="ListLabel_20_1554" style:display-name="ListLabel 1554" style:family="text">
      <style:text-properties style:font-name-complex="Wingdings1" style:font-family-complex="Wingdings" style:font-family-generic-complex="system" style:font-pitch-complex="variable"/>
    </style:style>
    <style:style style:name="ListLabel_20_1555" style:display-name="ListLabel 1555" style:family="text">
      <style:text-properties style:font-name-complex="Wingdings1" style:font-family-complex="Wingdings" style:font-family-generic-complex="system" style:font-pitch-complex="variable"/>
    </style:style>
    <style:style style:name="ListLabel_20_1556" style:display-name="ListLabel 1556" style:family="text">
      <style:text-properties style:font-name-complex="Wingdings1" style:font-family-complex="Wingdings" style:font-family-generic-complex="system" style:font-pitch-complex="variable"/>
    </style:style>
    <style:style style:name="ListLabel_20_1557" style:display-name="ListLabel 1557" style:family="text">
      <style:text-properties style:font-name-complex="Wingdings1" style:font-family-complex="Wingdings" style:font-family-generic-complex="system" style:font-pitch-complex="variable"/>
    </style:style>
    <style:style style:name="ListLabel_20_1558" style:display-name="ListLabel 1558" style:family="text">
      <style:text-properties style:font-name-complex="Wingdings1" style:font-family-complex="Wingdings" style:font-family-generic-complex="system" style:font-pitch-complex="variable"/>
    </style:style>
    <style:style style:name="ListLabel_20_1559" style:display-name="ListLabel 1559" style:family="text">
      <style:text-properties style:font-name-complex="Wingdings1" style:font-family-complex="Wingdings" style:font-family-generic-complex="system" style:font-pitch-complex="variable"/>
    </style:style>
    <style:style style:name="ListLabel_20_1560" style:display-name="ListLabel 1560" style:family="text">
      <style:text-properties style:font-name-complex="Wingdings1" style:font-family-complex="Wingdings" style:font-family-generic-complex="system" style:font-pitch-complex="variable"/>
    </style:style>
    <style:style style:name="ListLabel_20_1561" style:display-name="ListLabel 1561" style:family="text">
      <style:text-properties style:font-name-complex="Wingdings1" style:font-family-complex="Wingdings" style:font-family-generic-complex="system" style:font-pitch-complex="variable"/>
    </style:style>
    <style:style style:name="ListLabel_20_1562" style:display-name="ListLabel 1562" style:family="text">
      <style:text-properties style:font-name-complex="Wingdings1" style:font-family-complex="Wingdings" style:font-family-generic-complex="system" style:font-pitch-complex="variable"/>
    </style:style>
    <style:style style:name="ListLabel_20_1563" style:display-name="ListLabel 1563" style:family="text">
      <style:text-properties style:font-name-complex="Wingdings1" style:font-family-complex="Wingdings" style:font-family-generic-complex="system" style:font-pitch-complex="variable"/>
    </style:style>
    <style:style style:name="ListLabel_20_1564" style:display-name="ListLabel 1564" style:family="text">
      <style:text-properties style:font-name-complex="Wingdings1" style:font-family-complex="Wingdings" style:font-family-generic-complex="system" style:font-pitch-complex="variable"/>
    </style:style>
    <style:style style:name="ListLabel_20_1565" style:display-name="ListLabel 1565" style:family="text">
      <style:text-properties style:font-name-complex="Wingdings1" style:font-family-complex="Wingdings" style:font-family-generic-complex="system" style:font-pitch-complex="variable"/>
    </style:style>
    <style:style style:name="ListLabel_20_1566" style:display-name="ListLabel 1566" style:family="text">
      <style:text-properties style:font-name-complex="Wingdings1" style:font-family-complex="Wingdings" style:font-family-generic-complex="system" style:font-pitch-complex="variable"/>
    </style:style>
    <style:style style:name="ListLabel_20_1567" style:display-name="ListLabel 1567" style:family="text">
      <style:text-properties style:font-name-complex="Wingdings1" style:font-family-complex="Wingdings" style:font-family-generic-complex="system" style:font-pitch-complex="variable"/>
    </style:style>
    <style:style style:name="ListLabel_20_1568" style:display-name="ListLabel 1568" style:family="text">
      <style:text-properties style:font-name-complex="Wingdings1" style:font-family-complex="Wingdings" style:font-family-generic-complex="system" style:font-pitch-complex="variable"/>
    </style:style>
    <style:style style:name="ListLabel_20_1569" style:display-name="ListLabel 1569" style:family="text">
      <style:text-properties style:font-name-complex="Wingdings1" style:font-family-complex="Wingdings" style:font-family-generic-complex="system" style:font-pitch-complex="variable"/>
    </style:style>
    <style:style style:name="ListLabel_20_1570" style:display-name="ListLabel 1570" style:family="text">
      <style:text-properties style:font-name-complex="Wingdings1" style:font-family-complex="Wingdings" style:font-family-generic-complex="system" style:font-pitch-complex="variable"/>
    </style:style>
    <style:style style:name="ListLabel_20_1571" style:display-name="ListLabel 1571" style:family="text">
      <style:text-properties style:font-name-complex="Wingdings1" style:font-family-complex="Wingdings" style:font-family-generic-complex="system" style:font-pitch-complex="variable"/>
    </style:style>
    <style:style style:name="ListLabel_20_1572" style:display-name="ListLabel 1572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ListLabel_20_1745" style:display-name="ListLabel 1745" style:family="text">
      <style:text-properties style:font-name="Calibri" fo:font-family="Calibri" style:font-family-generic="roman" style:font-pitch="variable" fo:font-size="11pt" fo:font-weight="normal" style:font-name-complex="Wingdings1" style:font-family-complex="Wingdings" style:font-family-generic-complex="system" style:font-pitch-complex="variable"/>
    </style:style>
    <style:style style:name="ListLabel_20_1736" style:display-name="ListLabel 1736" style:family="text">
      <style:text-properties style:font-name="Calibri" fo:font-family="Calibri" style:font-family-generic="roman" style:font-pitch="variable" fo:font-size="11pt" fo:font-weight="normal" style:font-name-complex="Wingdings1" style:font-family-complex="Wingdings" style:font-family-generic-complex="system" style:font-pitch-complex="variable"/>
    </style:style>
    <style:style style:name="ListLabel_20_1737" style:display-name="ListLabel 1737" style:family="text">
      <style:text-properties style:font-name-complex="Wingdings1" style:font-family-complex="Wingdings" style:font-family-generic-complex="system" style:font-pitch-complex="variable"/>
    </style:style>
    <style:style style:name="ListLabel_20_1738" style:display-name="ListLabel 1738" style:family="text">
      <style:text-properties style:font-name-complex="Wingdings1" style:font-family-complex="Wingdings" style:font-family-generic-complex="system" style:font-pitch-complex="variable"/>
    </style:style>
    <style:style style:name="ListLabel_20_1739" style:display-name="ListLabel 1739" style:family="text">
      <style:text-properties style:font-name-complex="Wingdings1" style:font-family-complex="Wingdings" style:font-family-generic-complex="system" style:font-pitch-complex="variable"/>
    </style:style>
    <style:style style:name="ListLabel_20_1740" style:display-name="ListLabel 1740" style:family="text">
      <style:text-properties style:font-name-complex="Wingdings1" style:font-family-complex="Wingdings" style:font-family-generic-complex="system" style:font-pitch-complex="variable"/>
    </style:style>
    <style:style style:name="ListLabel_20_1741" style:display-name="ListLabel 1741" style:family="text">
      <style:text-properties style:font-name-complex="Wingdings1" style:font-family-complex="Wingdings" style:font-family-generic-complex="system" style:font-pitch-complex="variable"/>
    </style:style>
    <style:style style:name="ListLabel_20_1742" style:display-name="ListLabel 1742" style:family="text">
      <style:text-properties style:font-name-complex="Wingdings1" style:font-family-complex="Wingdings" style:font-family-generic-complex="system" style:font-pitch-complex="variable"/>
    </style:style>
    <style:style style:name="ListLabel_20_1743" style:display-name="ListLabel 1743" style:family="text">
      <style:text-properties style:font-name-complex="Wingdings1" style:font-family-complex="Wingdings" style:font-family-generic-complex="system" style:font-pitch-complex="variable"/>
    </style:style>
    <style:style style:name="ListLabel_20_1744" style:display-name="ListLabel 1744" style:family="text">
      <style:text-properties style:font-name-complex="Wingdings1" style:font-family-complex="Wingdings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0">
      <text:list-level-style-bullet text:level="1" text:style-name="ListLabel_20_1595" style:num-suffix="" text:bullet-char="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501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502" style:num-suffix="" text:bullet-char="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503" style:num-suffix="" text:bullet-char="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504" style:num-suffix="" text:bullet-char="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505" style:num-suffix="" text:bullet-char="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06" style:num-suffix="" text:bullet-char="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507" style:num-suffix="" text:bullet-char="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508" style:num-suffix="" text:bullet-char="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509" style:num-suffix="" text:bullet-char="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573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574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575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576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577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78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579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580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581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492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493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494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495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496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497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498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499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500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591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483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484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485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486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487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488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489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490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491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456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457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458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459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460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461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462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463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464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465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466" style:num-suffix="" text:bullet-char="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467" style:num-suffix="" text:bullet-char="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468" style:num-suffix="" text:bullet-char="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469" style:num-suffix="" text:bullet-char="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470" style:num-suffix="" text:bullet-char="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471" style:num-suffix="" text:bullet-char="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472" style:num-suffix="" text:bullet-char="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473" style:num-suffix="" text:bullet-char="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74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475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476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477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478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479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480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481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482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582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583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584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585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586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87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588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589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590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93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94" style:num-suffix="" text:bullet-char="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592" style:num-suffix="" text:bullet-char="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510" style:num-suffix="" text:bullet-char="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511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512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513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514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15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516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517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518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519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520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521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522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523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24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525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526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527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528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529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530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531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532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33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534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535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536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537" style:num-suffix="" text:bullet-char="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538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539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540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541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42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543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544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545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546" style:num-suffix="" text:bullet-char="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547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548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549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550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51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552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553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554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555" style:num-suffix="" text:bullet-char="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556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557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558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559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60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561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562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563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564" style:num-suffix="" text:bullet-char="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565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566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567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568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69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570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571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572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745" style:num-suffix="" text:bullet-char="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36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737" style:num-suffix="" text:bullet-char="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738" style:num-suffix="" text:bullet-char="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739" style:num-suffix="" text:bullet-char="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740" style:num-suffix="" text:bullet-char="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741" style:num-suffix="" text:bullet-char="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742" style:num-suffix="" text:bullet-char="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743" style:num-suffix="" text:bullet-char="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744" style:num-suffix="" text:bullet-char="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fo:background-color="#ffffff" style:writing-mode="lr-tb" style:layout-grid-color="#c0c0c0" style:layout-grid-lines="43" style:layout-grid-base-height="0.1665in" style:layout-grid-ruby-height="0.040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4M28S</meta:editing-duration>
    <meta:editing-cycles>65</meta:editing-cycles>
    <meta:generator>LibreOffice/5.2.6.2$Windows_x86 LibreOffice_project/a3100ed2409ebf1c212f5048fbe377c281438fdc</meta:generator>
    <dc:date>2017-06-01T10:02:06.043000000</dc:date>
    <meta:document-statistic meta:table-count="0" meta:image-count="0" meta:object-count="1" meta:page-count="8" meta:paragraph-count="96" meta:word-count="1181" meta:character-count="8952" meta:non-whitespace-character-count="785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7.96pt"/>
    </style:style>
    <style:style style:name="co2" style:family="table-column">
      <style:table-column-properties fo:break-before="auto" style:column-width="46.8pt"/>
    </style:style>
    <style:style style:name="co3" style:family="table-column">
      <style:table-column-properties fo:break-before="auto" style:column-width="63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24pt" fo:break-before="auto" style:use-optimal-row-height="true"/>
    </style:style>
    <style:style style:name="ro2" style:family="table-row">
      <style:table-row-properties style:row-height="17.2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Explanatory_20_Text">
      <style:table-cell-properties fo:border-bottom="1.76pt double-thin #5b9bd5" style:border-line-width-bottom="0.51pt 0.74pt 0.51pt" fo:background-color="#c6efc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5b9bd5" style:vertical-align="bottom" loext:vertical-justify="auto"/>
      <style:paragraph-properties css3t:text-justify="auto" fo:margin-left="0pt" style:writing-mode="page"/>
      <style:text-properties fo:color="#44546a" style:text-outline="false" style:text-line-through-style="none" style:text-line-through-type="none" style:font-name="Calibri Light" fo:font-size="18pt" fo:font-style="normal" fo:text-shadow="none" style:text-underline-style="none" fo:font-weight="bold" style:font-size-asian="18pt" style:font-style-asian="normal" style:font-weight-asian="bold" style:font-name-complex="Calibri Light" style:font-size-complex="18pt" style:font-style-complex="normal" style:font-weight-complex="bold"/>
    </style:style>
    <style:style style:name="ce2" style:family="table-cell" style:parent-style-name="Excel_20_Built-in_20_Explanatory_20_Text">
      <style:table-cell-properties fo:border-bottom="2.49pt solid #adcdea" fo:background-color="#ed7d31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4546a" style:text-outline="false" style:text-line-through-style="none" style:text-line-through-type="none" style:font-name="Calibri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" style:family="table-cell" style:parent-style-name="Excel_20_Built-in_20_Explanatory_20_Text">
      <style:table-cell-properties fo:background-color="#fbe5d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Explanatory_20_Text">
      <style:table-cell-properties fo:background-color="#ed7d3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Explanatory_20_Text">
      <style:table-cell-properties fo:border-bottom="1.76pt double-thin #5b9bd5" style:border-line-width-bottom="0.51pt 0.74pt 0.51pt" fo:background-color="#c6efc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5b9bd5" style:vertical-align="bottom" loext:vertical-justify="auto"/>
      <style:paragraph-properties css3t:text-justify="auto" fo:margin-left="0pt" style:writing-mode="page"/>
      <style:text-properties fo:color="#44546a" style:text-outline="false" style:text-line-through-style="none" style:text-line-through-typ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ce6" style:family="table-cell" style:parent-style-name="Excel_20_Built-in_20_Explanatory_20_Text" style:data-style-name="N127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Explanatory_20_Text" style:data-style-name="N127">
      <style:table-cell-properties fo:background-color="#ed7d31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" style:family="table-cell" style:parent-style-name="Excel_20_Built-in_20_Explanatory_20_Text">
      <style:table-cell-properties fo:background-color="#ffcc99" style:cell-protect="protected" style:print-content="true" style:diagonal-bl-tr="none" style:diagonal-tl-br="none" fo:border="0.74pt solid #7f7f7f" style:rotation-align="non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 Budge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row table:style-name="ro1">
          <table:table-cell table:style-name="ce1" office:value-type="string" calcext:value-type="string">
            <text:p>Current Budget</text:p>
          </table:table-cell>
          <table:table-cell table:style-name="ce5" table:number-columns-repeated="2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Quantity</text:p>
          </table:table-cell>
        </table:table-row>
        <table:table-row table:style-name="ro3">
          <table:table-cell office:value-type="string" calcext:value-type="string">
            <text:p>120cm A to Micro B USB Cable</text:p>
          </table:table-cell>
          <table:table-cell office:value-type="float" office:value="3.05" calcext:value-type="float">
            <text:p>$3.05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2WD Beginner Robot Chassis</text:p>
          </table:table-cell>
          <table:table-cell office:value-type="float" office:value="11.89" calcext:value-type="float">
            <text:p>$11.89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300mm Flex Cable for Raspberry Pi Camera</text:p>
          </table:table-cell>
          <table:table-cell office:value-type="float" office:value="1.95" calcext:value-type="float">
            <text:p>$1.95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400 Tie Point Interlocking Solderless Breadboard</text:p>
          </table:table-cell>
          <table:table-cell office:value-type="float" office:value="3.79" calcext:value-type="float">
            <text:p>$3.79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65 x 22 Gauge Assorted Jumper Wires</text:p>
          </table:table-cell>
          <table:table-cell office:value-type="float" office:value="3.95" calcext:value-type="float">
            <text:p>$3.95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djustable Camera Mount Holder Stand Bracket For Raspberry Pi Camera</text:p>
          </table:table-cell>
          <table:table-cell office:value-type="float" office:value="3.68" calcext:value-type="float">
            <text:p>$3.68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FRobot Assorted Jumper Wires Premium M / F Pack of 65</text:p>
          </table:table-cell>
          <table:table-cell office:value-type="float" office:value="5.9" calcext:value-type="float">
            <text:p>$5.90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ynxmotion Pan and Tilt Kit / Aluminium</text:p>
          </table:table-cell>
          <table:table-cell office:value-type="float" office:value="29.93" calcext:value-type="float">
            <text:p>$29.93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ololu Dual DC Motor Driver 1A, 4.5V-13.5V- TB6612FNG</text:p>
          </table:table-cell>
          <table:table-cell office:value-type="float" office:value="4.95" calcext:value-type="float">
            <text:p>$4.95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aspberry Pi 3 Model B V2.1 Computer Board</text:p>
          </table:table-cell>
          <table:table-cell office:value-type="float" office:value="39.95" calcext:value-type="float">
            <text:p>$39.95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Pi Camera for Raspberry Pi</text:p>
          </table:table-cell>
          <table:table-cell office:value-type="float" office:value="15.99" calcext:value-type="float">
            <text:p>$15.99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f-Adhesive Pure Copper Heat Sink For Raspberry Pi</text:p>
          </table:table-cell>
          <table:table-cell office:value-type="float" office:value="0.99" calcext:value-type="float">
            <text:p>$0.99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Adapter Power Supply - 5VDC 2A</text:p>
          </table:table-cell>
          <table:table-cell office:value-type="float" office:value="5.95" calcext:value-type="float">
            <text:p>$5.95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7.1 Channel USB External Sound Card Audio Adapter</text:p>
          </table:table-cell>
          <table:table-cell office:value-type="float" office:value="6.99" calcext:value-type="float">
            <text:p>$6.99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ovo GM100 Lavalier Lapel Clip-on Omnidirectional Condenser Microphone</text:p>
          </table:table-cell>
          <table:table-cell office:value-type="float" office:value="14.95" calcext:value-type="float">
            <text:p>$14.95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aspberry Pi Transcend Micro SD Card 16GB Class 10 NOOBS Preloaded (Pi 3 2 B)</text:p>
          </table:table-cell>
          <table:table-cell office:value-type="float" office:value="9.99" calcext:value-type="float">
            <text:p>$9.99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dafruit PiTFT 2.4" HAT Mini Kit - 320x240 TFT Touchscreen</text:p>
          </table:table-cell>
          <table:table-cell office:value-type="float" office:value="34.95" calcext:value-type="float">
            <text:p>$34.95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rass M2.5 Standoffs for Pi HATs - Black Plated - Pack of 2</text:p>
          </table:table-cell>
          <table:table-cell office:value-type="float" office:value="1.5" calcext:value-type="float">
            <text:p>$1.50 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ast Vibration Sensor Switch (Easy to trigger)</text:p>
          </table:table-cell>
          <table:table-cell office:value-type="float" office:value="0.95" calcext:value-type="float">
            <text:p>$0.95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DXL326 - 5V ready triple-axis accelerometer (+-16g analog out)</text:p>
          </table:table-cell>
          <table:table-cell office:value-type="float" office:value="17.95" calcext:value-type="float">
            <text:p>$17.95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Nylon Screw and Stand-off Set – M2.5 Thread</text:p>
          </table:table-cell>
          <table:table-cell office:value-type="float" office:value="16.95" calcext:value-type="float">
            <text:p>$16.95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ctile Switch Buttons (6mm slim) x 20 pack</text:p>
          </table:table-cell>
          <table:table-cell office:value-type="float" office:value="4.95" calcext:value-type="float">
            <text:p>$4.95 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" office:value-type="string" calcext:value-type="string">
            <text:p>TOTAL</text:p>
          </table:table-cell>
          <table:table-cell table:style-name="ce7" table:formula="of:=SUM([.B3:.B24])" office:value-type="float" office:value="241.15" calcext:value-type="float">
            <text:p>$241.15 </text:p>
          </table:table-cell>
          <table:table-cell table:style-name="ce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order-bottom="1.76pt double-thin #5b9bd5" style:border-line-width-bottom="0.51pt 0.74pt 0.51pt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5b9bd5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04:40:50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